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NewRomanPSMT" svg:font-family="TimesNewRomanPSM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style:font-name="TimesNewRomanPSMT" style:font-name-asian="TimesNewRomanPSMT" style:font-name-complex="TimesNewRomanPSMT" fo:font-size="8pt" style:font-size-asian="8pt" style:font-size-complex="8pt"/>
    </style:style>
    <style:style style:name="ce4" style:family="table-cell" style:parent-style-name="Default" style:data-style-name="N0">
      <style:text-properties style:font-name="TimesNewRomanPSMT" style:font-name-asian="TimesNewRomanPSMT" style:font-name-complex="TimesNewRomanPSMT" fo:font-size="9pt" style:font-size-asian="9pt" style:font-size-complex="9pt"/>
    </style:style>
    <style:style style:name="T1"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7.40833333333333cm"/>
    </style:style>
    <style:style style:name="co2" style:family="table-column">
      <style:table-column-properties fo:break-before="auto" style:column-width="4.55083333333333cm"/>
    </style:style>
    <style:style style:name="co3" style:family="table-column">
      <style:table-column-properties fo:break-before="auto" style:column-width="4.28625cm"/>
    </style:style>
    <style:style style:name="co4" style:family="table-column">
      <style:table-column-properties fo:break-before="auto" style:column-width="9.8425cm"/>
    </style:style>
    <style:style style:name="co5" style:family="table-column">
      <style:table-column-properties fo:break-before="auto" style:column-width="0.740833333333333cm"/>
    </style:style>
    <style:style style:name="co6" style:family="table-column">
      <style:table-column-properties fo:break-before="auto" style:column-width="2.35479166666667cm"/>
    </style:style>
    <style:style style:name="co7" style:family="table-column">
      <style:table-column-properties fo:break-before="auto" style:column-width="0.79375cm"/>
    </style:style>
    <style:style style:name="co8" style:family="table-column">
      <style:table-column-properties fo:break-before="auto" style:column-width="1.05833333333333cm"/>
    </style:style>
    <style:style style:name="co9" style:family="table-column">
      <style:table-column-properties fo:break-before="auto" style:column-width="1.031875cm"/>
    </style:style>
    <style:style style:name="co10" style:family="table-column">
      <style:table-column-properties fo:break-before="auto" style:column-width="1.00541666666667cm"/>
    </style:style>
    <style:style style:name="co11" style:family="table-column">
      <style:table-column-properties fo:break-before="auto" style:column-width="1.56104166666667cm"/>
    </style:style>
    <style:style style:name="co12" style:family="table-column">
      <style:table-column-properties fo:break-before="auto" style:column-width="1.40229166666667cm"/>
    </style:style>
    <style:style style:name="co13" style:family="table-column">
      <style:table-column-properties fo:break-before="auto" style:column-width="1.24354166666667cm"/>
    </style:style>
    <style:style style:name="co14" style:family="table-column">
      <style:table-column-properties fo:break-before="auto" style:column-width="1.666875cm"/>
    </style:style>
    <style:style style:name="co15" style:family="table-column">
      <style:table-column-properties fo:break-before="auto" style:column-width="2.27541666666667cm"/>
    </style:style>
    <style:style style:name="co16" style:family="table-column">
      <style:table-column-properties fo:break-before="auto" style:column-width="1.95791666666667cm"/>
    </style:style>
    <style:style style:name="co17" style:family="table-column">
      <style:table-column-properties fo:break-before="auto" style:column-width="2.19604166666667cm"/>
    </style:style>
    <style:style style:name="co18" style:family="table-column">
      <style:table-column-properties fo:break-before="auto" style:column-width="2.11666666666667cm"/>
    </style:style>
    <style:style style:name="co19" style:family="table-column">
      <style:table-column-properties fo:break-before="auto" style:column-width="3.46604166666667cm"/>
    </style:style>
    <style:style style:name="co20" style:family="table-column">
      <style:table-column-properties fo:break-before="auto" style:column-width="14.684375cm"/>
    </style:style>
    <style:style style:name="co21" style:family="table-column">
      <style:table-column-properties fo:break-before="auto" style:column-width="2.32833333333333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1"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5" table:number-columns-repeated="997" table:default-cell-style-name="ce1"/>
        <table:table-column table:style-name="co21" table:number-columns-repeated="15364"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16361"/>
        </table:table-row>
        <table:table-row table:style-name="ro1">
          <table:table-cell office:value-type="string" office:string-value="  &lt;card id=~b202d300-1844-4c4a-b7e5-1f37f73d55f1~ name=~Retirement~&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If you have 6 or more completed Prize Adventures in play than any other player, you win the game.~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b202d300-1844-4c4a-b7e5-1f37f73d55f1~ name=~Retirement~&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If you have 6 or more completed Prize Adventures in play than any other player, you win the game.~ /&gt;&lt;/card&gt;</text:p>
          </table:table-cell>
          <table:table-cell office:value-type="string" office:string-value=" &lt;Relationship Target=~/cards/PS_Retirement.jpg~ Id=~Cb202d300-1844-4c4a-b7e5-1f37f73d55f1~ Type=~http://schemas.octgn.org/picture~/&gt;" table:formula="of:=CONCATENATE(&quot; &lt;Relationship Target=~/cards/&quot;;[.D2];&quot;.jpg~ Id=~C&quot;;[.C2];&quot;~ Type=~http://schemas.octgn.org/picture~/&gt;&quot;)" table:style-name="ce1">
            <text:p><text:s/>&lt;Relationship Target=~/cards/PS_Retirement.jpg~ Id=~Cb202d300-1844-4c4a-b7e5-1f37f73d55f1~ Type=~http://schemas.octgn.org/picture~/&gt;</text:p>
          </table:table-cell>
          <table:table-cell office:value-type="string" table:style-name="ce1">
            <text:p>b202d300-1844-4c4a-b7e5-1f37f73d55f1</text:p>
          </table:table-cell>
          <table:table-cell office:value-type="string" table:style-name="ce1">
            <text:p>PS_Retirement</text:p>
          </table:table-cell>
          <table:table-cell office:value-type="string" table:style-name="ce1">
            <text:p>Retirement</text:p>
          </table:table-cell>
          <table:table-cell office:value-type="string" table:style-name="ce1">
            <text:p>F</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3">
            <text:p>Act: If you have 6 or more completed Prize Adventures in play than any other player, you win the game.</text:p>
          </table:table-cell>
          <table:table-cell table:number-columns-repeated="16361"/>
        </table:table-row>
        <table:table-row table:style-name="ro1">
          <table:table-cell office:value-type="string" office:string-value="  &lt;card id=~fc64800e-3ae5-4605-acfd-7cffe26557c3~ name=~Ussuran Whalers~&gt;&lt;property name=~Rarity~ value=~F~ /&gt;&lt;property name=~Type~ value=~Crew~ /&gt;&lt;property name=~Cost~ value=~4~ /&gt;&lt;property name=~Cost Type~ value=~In~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ssura*&#10;When this Crew tacks to absorb hits from a Monster card, Weather card, or Sea Attachment, they absorb 3 extra hits.~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fc64800e-3ae5-4605-acfd-7cffe26557c3~ name=~Ussuran Whalers~&gt;&lt;property name=~Rarity~ value=~F~ /&gt;&lt;property name=~Type~ value=~Crew~ /&gt;&lt;property name=~Cost~ value=~4~ /&gt;&lt;property name=~Cost Type~ value=~In~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ssura*</text:p>
            <text:p>When this Crew tacks to absorb hits from a Monster card, Weather card, or Sea Attachment, they absorb 3 extra hits.~ /&gt;&lt;/card&gt;</text:p>
          </table:table-cell>
          <table:table-cell office:value-type="string" office:string-value=" &lt;Relationship Target=~/cards/PS_Ussuran.Whalers.jpg~ Id=~Cfc64800e-3ae5-4605-acfd-7cffe26557c3~ Type=~http://schemas.octgn.org/picture~/&gt;" table:formula="of:=CONCATENATE(&quot; &lt;Relationship Target=~/cards/&quot;;[.D3];&quot;.jpg~ Id=~C&quot;;[.C3];&quot;~ Type=~http://schemas.octgn.org/picture~/&gt;&quot;)" table:style-name="ce1">
            <text:p><text:s/>&lt;Relationship Target=~/cards/PS_Ussuran.Whalers.jpg~ Id=~Cfc64800e-3ae5-4605-acfd-7cffe26557c3~ Type=~http://schemas.octgn.org/picture~/&gt;</text:p>
          </table:table-cell>
          <table:table-cell office:value-type="string" table:style-name="ce1">
            <text:p>fc64800e-3ae5-4605-acfd-7cffe26557c3</text:p>
          </table:table-cell>
          <table:table-cell office:value-type="string" table:style-name="ce1">
            <text:p>PS_Ussuran.Whalers</text:p>
          </table:table-cell>
          <table:table-cell office:value-type="string" table:style-name="ce1">
            <text:p>Ussuran Whalers</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13" table:style-name="ce1"/>
          <table:table-cell office:value-type="string" table:style-name="ce3">
            <text:p><text:span text:style-name="T1">*Ussura*</text:span><text:span text:style-name="T1"/></text:p>
            <text:p><text:span text:style-name="T1">When this Crew tacks to absorb hits from a Monster card, Weather card, or Sea Attachment, they absorb 3 extra hits.</text:span></text:p>
          </table:table-cell>
          <table:table-cell table:number-columns-repeated="16361" table:style-name="ce2"/>
        </table:table-row>
        <table:table-row table:style-name="ro1">
          <table:table-cell office:value-type="string" office:string-value="  &lt;card id=~b9c8456b-4813-4575-9d88-a2e9b7537e47~ name=~Diablo Tiburon~&gt;&lt;property name=~Rarity~ value=~F~ /&gt;&lt;property name=~Type~ value=~Actions~ /&gt;&lt;property name=~Cost~ value=~7~ /&gt;&lt;property name=~Cost Type~ value=~Ad~ /&gt;&lt;property name=~Cancel~ value=~7~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ster&#10;This action my not be canceled if the target has any Damage Attachments attached.&#10;Act: Target a ship in play. Target ship suffers a number of hits equal to twice that ship’s Move Cost. Inflict 4 extra hits if target ship has at least one Damage Attachment attached.~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b9c8456b-4813-4575-9d88-a2e9b7537e47~ name=~Diablo Tiburon~&gt;&lt;property name=~Rarity~ value=~F~ /&gt;&lt;property name=~Type~ value=~Actions~ /&gt;&lt;property name=~Cost~ value=~7~ /&gt;&lt;property name=~Cost Type~ value=~Ad~ /&gt;&lt;property name=~Cancel~ value=~7~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ster</text:p>
            <text:p>This action my not be canceled if the target has any Damage Attachments attached.</text:p>
            <text:p>Act: Target a ship in play. Target ship suffers a number of hits equal to twice that ship’s Move Cost. Inflict 4 extra hits if target ship has at least one Damage Attachment attached.~ /&gt;&lt;/card&gt;</text:p>
          </table:table-cell>
          <table:table-cell office:value-type="string" office:string-value=" &lt;Relationship Target=~/cards/PS_Diablo.Tiburon.jpg~ Id=~Cb9c8456b-4813-4575-9d88-a2e9b7537e47~ Type=~http://schemas.octgn.org/picture~/&gt;" table:formula="of:=CONCATENATE(&quot; &lt;Relationship Target=~/cards/&quot;;[.D4];&quot;.jpg~ Id=~C&quot;;[.C4];&quot;~ Type=~http://schemas.octgn.org/picture~/&gt;&quot;)" table:style-name="ce1">
            <text:p><text:s/>&lt;Relationship Target=~/cards/PS_Diablo.Tiburon.jpg~ Id=~Cb9c8456b-4813-4575-9d88-a2e9b7537e47~ Type=~http://schemas.octgn.org/picture~/&gt;</text:p>
          </table:table-cell>
          <table:table-cell office:value-type="string" table:style-name="ce1">
            <text:p>b9c8456b-4813-4575-9d88-a2e9b7537e47</text:p>
          </table:table-cell>
          <table:table-cell office:value-type="string" table:style-name="ce1">
            <text:p>PS_Diablo.Tiburon</text:p>
          </table:table-cell>
          <table:table-cell office:value-type="string" table:style-name="ce1">
            <text:p>Diablo Tiburon</text:p>
          </table:table-cell>
          <table:table-cell office:value-type="string" table:style-name="ce1">
            <text:p>F</text:p>
          </table:table-cell>
          <table:table-cell office:value-type="string" table:style-name="ce1">
            <text:p>Actions</text:p>
          </table:table-cell>
          <table:table-cell office:value-type="float" office:value="7" table:style-name="ce1">
            <text:p>7</text:p>
          </table:table-cell>
          <table:table-cell office:value-type="string" table:style-name="ce1">
            <text:p>Ad</text:p>
          </table:table-cell>
          <table:table-cell office:value-type="float" office:value="7" table:style-name="ce1">
            <text:p>7</text:p>
          </table:table-cell>
          <table:table-cell office:value-type="string" table:style-name="ce1">
            <text:p>Ad</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4">
            <text:p>Monster</text:p>
            <text:p>This action my not be canceled if the target has any Damage Attachments attached.</text:p>
            <text:p>Act: Target a ship in play. Target ship suffers a number of hits equal to twice that ship’s Move Cost. Inflict 4 extra hits if target ship has at least one Damage Attachment attached.</text:p>
          </table:table-cell>
          <table:table-cell table:number-columns-repeated="16361"/>
        </table:table-row>
        <table:table-row table:style-name="ro1">
          <table:table-cell office:value-type="string" office:string-value="  &lt;card id=~6318a59d-7943-48d8-b802-f29a6085dd32~ name=~Keep a Sharp Lookout!~&gt;&lt;property name=~Rarity~ value=~F~ /&gt;&lt;property name=~Type~ value=~Actions~ /&gt;&lt;property name=~Cost~ value=~2~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f one of your Adventure or Attachment cards is being sunk or dicarded from play by another player’s Action or Acti on card. If the card is being discarded, you may shuffle it back into your deck instead. If it is being sunk, you may discard it instead. Sink this card.~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6318a59d-7943-48d8-b802-f29a6085dd32~ name=~Keep a Sharp Lookout!~&gt;&lt;property name=~Rarity~ value=~F~ /&gt;&lt;property name=~Type~ value=~Actions~ /&gt;&lt;property name=~Cost~ value=~2~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f one of your Adventure or Attachment cards is being sunk or dicarded from play by another player’s Action or Acti on card. If the card is being discarded, you may shuffle it back into your deck instead. If it is being sunk, you may discard it instead. Sink this card.~ /&gt;&lt;/card&gt;</text:p>
          </table:table-cell>
          <table:table-cell office:value-type="string" office:string-value=" &lt;Relationship Target=~/cards/PS_Keep.a.Sharp.Lookout.jpg~ Id=~C6318a59d-7943-48d8-b802-f29a6085dd32~ Type=~http://schemas.octgn.org/picture~/&gt;" table:formula="of:=CONCATENATE(&quot; &lt;Relationship Target=~/cards/&quot;;[.D5];&quot;.jpg~ Id=~C&quot;;[.C5];&quot;~ Type=~http://schemas.octgn.org/picture~/&gt;&quot;)" table:style-name="ce1">
            <text:p><text:s/>&lt;Relationship Target=~/cards/PS_Keep.a.Sharp.Lookout.jpg~ Id=~C6318a59d-7943-48d8-b802-f29a6085dd32~ Type=~http://schemas.octgn.org/picture~/&gt;</text:p>
          </table:table-cell>
          <table:table-cell office:value-type="string" table:style-name="ce1">
            <text:p>6318a59d-7943-48d8-b802-f29a6085dd32</text:p>
          </table:table-cell>
          <table:table-cell office:value-type="string" table:style-name="ce1">
            <text:p>PS_Keep.a.Sharp.Lookout</text:p>
          </table:table-cell>
          <table:table-cell office:value-type="string" table:style-name="ce1">
            <text:p>Keep a Sharp Lookout!</text:p>
          </table:table-cell>
          <table:table-cell office:value-type="string" table:style-name="ce1">
            <text:p>F</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4">
            <text:p>React: Play if one of your Adventure or Attachment cards is being sunk or dicarded from play by another player’s Action or Acti on card. If the card is being discarded, you may shuffle it back into your deck instead. If it is being sunk, you may discard it instead. Sink this card.</text:p>
          </table:table-cell>
          <table:table-cell table:number-columns-repeated="16361"/>
        </table:table-row>
        <table:table-row table:style-name="ro1">
          <table:table-cell office:value-type="string" office:string-value="  &lt;card id=~65d0eb9b-19d3-4022-949f-ea34e05caa76~ name=~The New World~&gt;&lt;property name=~Rarity~ value=~F~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nother player’s Ship when it moves to a Sea adjacent to its previous Sea. Inflict one hit to target Ship. You may only play one copy of this card per Sea moved into.~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65d0eb9b-19d3-4022-949f-ea34e05caa76~ name=~The New World~&gt;&lt;property name=~Rarity~ value=~F~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rget another player’s Ship when it moves to a Sea adjacent to its previous Sea. Inflict one hit to target Ship. You may only play one copy of this card per Sea moved into.~ /&gt;&lt;/card&gt;</text:p>
          </table:table-cell>
          <table:table-cell office:value-type="string" office:string-value=" &lt;Relationship Target=~/cards/PS_The.New.World.jpg~ Id=~C65d0eb9b-19d3-4022-949f-ea34e05caa76~ Type=~http://schemas.octgn.org/picture~/&gt;" table:formula="of:=CONCATENATE(&quot; &lt;Relationship Target=~/cards/&quot;;[.D6];&quot;.jpg~ Id=~C&quot;;[.C6];&quot;~ Type=~http://schemas.octgn.org/picture~/&gt;&quot;)" table:style-name="ce1">
            <text:p><text:s/>&lt;Relationship Target=~/cards/PS_The.New.World.jpg~ Id=~C65d0eb9b-19d3-4022-949f-ea34e05caa76~ Type=~http://schemas.octgn.org/picture~/&gt;</text:p>
          </table:table-cell>
          <table:table-cell office:value-type="string" table:style-name="ce1">
            <text:p>65d0eb9b-19d3-4022-949f-ea34e05caa76</text:p>
          </table:table-cell>
          <table:table-cell office:value-type="string" table:style-name="ce1">
            <text:p>PS_The.New.World</text:p>
          </table:table-cell>
          <table:table-cell office:value-type="string" table:style-name="ce1">
            <text:p>The New World</text:p>
          </table:table-cell>
          <table:table-cell office:value-type="string" table:style-name="ce1">
            <text:p>F</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4">
            <text:p>React: Target another player’s Ship when it moves to a Sea adjacent to its previous Sea. Inflict one hit to target Ship. You may only play one copy of this card per Sea moved into.</text:p>
          </table:table-cell>
          <table:table-cell table:number-columns-repeated="16361"/>
        </table:table-row>
        <table:table-row table:style-name="ro1">
          <table:table-cell office:value-type="string" office:string-value="  &lt;card id=~a7546b4e-3fd7-419c-8b2f-8e060f4acdd2~ name=~Captain Ivanovitch~&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3~ /&gt;&lt;property name=~Adventuring~ value=~3~ /&gt;&lt;property name=~Influence~ value=~2~ /&gt;&lt;property name=~Swashbuckling~ value=~4~ /&gt;&lt;property name=~Crew Max.~ value=~~ /&gt;&lt;property name=~Move Cost~ value=~~ /&gt;&lt;property name=~Faction~ value=~unaligned~ /&gt;&lt;property name=~Text~ value=~*Ussura*&#10;Start: The Mirror&#10;Pyeryem 1 • Swordsman +2&#10;When this Captain tacks to produce Influence to hire an Ussuran Crew, this Captain produces 2 additional Influence.&#10;While you have 4 or more Unaligned or Ussuran Crew on board with an Influence Cost of 3 or more, your Unaligned and Ussuran Crew absorb 1 additional hit when tacking or sinking to absorb hits (+2 total if Unaligned and Ussuran).~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a7546b4e-3fd7-419c-8b2f-8e060f4acdd2~ name=~Captain Ivanovitch~&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3~ /&gt;&lt;property name=~Adventuring~ value=~3~ /&gt;&lt;property name=~Influence~ value=~2~ /&gt;&lt;property name=~Swashbuckling~ value=~4~ /&gt;&lt;property name=~Crew Max.~ value=~~ /&gt;&lt;property name=~Move Cost~ value=~~ /&gt;&lt;property name=~Faction~ value=~unaligned~ /&gt;&lt;property name=~Text~ value=~*Ussura*</text:p>
            <text:p>Start: The Mirror</text:p>
            <text:p>Pyeryem 1 • Swordsman +2</text:p>
            <text:p>When this Captain tacks to produce Influence to hire an Ussuran Crew, this Captain produces 2 additional Influence.</text:p>
            <text:p>While you have 4 or more Unaligned or Ussuran Crew on board with an Influence Cost of 3 or more, your Unaligned and Ussuran Crew absorb 1 additional hit when tacking or sinking to absorb hits (+2 total if Unaligned and Ussuran).~ /&gt;&lt;/card&gt;</text:p>
          </table:table-cell>
          <table:table-cell office:value-type="string" office:string-value=" &lt;Relationship Target=~/cards/PS_Captain.Ivanovitch.jpg~ Id=~Ca7546b4e-3fd7-419c-8b2f-8e060f4acdd2~ Type=~http://schemas.octgn.org/picture~/&gt;" table:formula="of:=CONCATENATE(&quot; &lt;Relationship Target=~/cards/&quot;;[.D7];&quot;.jpg~ Id=~C&quot;;[.C7];&quot;~ Type=~http://schemas.octgn.org/picture~/&gt;&quot;)" table:style-name="ce1">
            <text:p><text:s/>&lt;Relationship Target=~/cards/PS_Captain.Ivanovitch.jpg~ Id=~Ca7546b4e-3fd7-419c-8b2f-8e060f4acdd2~ Type=~http://schemas.octgn.org/picture~/&gt;</text:p>
          </table:table-cell>
          <table:table-cell office:value-type="string" table:style-name="ce1">
            <text:p>a7546b4e-3fd7-419c-8b2f-8e060f4acdd2</text:p>
          </table:table-cell>
          <table:table-cell office:value-type="string" table:style-name="ce1">
            <text:p>PS_Captain.Ivanovitch</text:p>
          </table:table-cell>
          <table:table-cell office:value-type="string" table:style-name="ce1">
            <text:p>Captain Ivanovitch</text:p>
          </table:table-cell>
          <table:table-cell office:value-type="string" table:style-name="ce1">
            <text:p>F</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unaligned</text:p>
          </table:table-cell>
          <table:table-cell office:value-type="string" table:style-name="ce1">
            <text:p>*Ussura*</text:p>
            <text:p>Start: The Mirror</text:p>
            <text:p>Pyeryem 1 • Swordsman +2</text:p>
            <text:p>When this Captain tacks to produce Influence to hire an Ussuran Crew, this Captain produces 2 additional Influence.</text:p>
            <text:p>While you have 4 or more Unaligned or Ussuran Crew on board with an Influence Cost of 3 or more, your Unaligned and Ussuran Crew absorb 1 additional hit when tacking or sinking to absorb hits (+2 total if Unaligned and Ussuran).</text:p>
          </table:table-cell>
          <table:table-cell table:number-columns-repeated="16361"/>
        </table:table-row>
        <table:table-row table:style-name="ro1">
          <table:table-cell office:value-type="string" office:string-value="  &lt;card id=~f4ec04e1-3e86-424a-a6c0-00b49594fecc~ name=~Dread~&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2~ /&gt;&lt;property name=~Influence~ value=~1~ /&gt;&lt;property name=~Swashbuckling~ value=~4~ /&gt;&lt;property name=~Crew Max.~ value=~~ /&gt;&lt;property name=~Move Cost~ value=~~ /&gt;&lt;property name=~Faction~ value=~Black Freighter~ /&gt;&lt;property name=~Text~ value=~First Mate • Loyal • Unique • Villainous • Swordsman +2&#10;When this Crew is attempting to reverse Boarding Attacks, you may consider each card’s Boarding Attack box as an additional (ie. Third) Boarding Defense box.~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f4ec04e1-3e86-424a-a6c0-00b49594fecc~ name=~Dread~&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2~ /&gt;&lt;property name=~Influence~ value=~1~ /&gt;&lt;property name=~Swashbuckling~ value=~4~ /&gt;&lt;property name=~Crew Max.~ value=~~ /&gt;&lt;property name=~Move Cost~ value=~~ /&gt;&lt;property name=~Faction~ value=~Black Freighter~ /&gt;&lt;property name=~Text~ value=~First Mate • Loyal • Unique • Villainous • Swordsman +2</text:p>
            <text:p>When this Crew is attempting to reverse Boarding Attacks, you may consider each card’s Boarding Attack box as an additional (ie. Third) Boarding Defense box.~ /&gt;&lt;/card&gt;</text:p>
          </table:table-cell>
          <table:table-cell office:value-type="string" office:string-value=" &lt;Relationship Target=~/cards/PS_Dread.jpg~ Id=~Cf4ec04e1-3e86-424a-a6c0-00b49594fecc~ Type=~http://schemas.octgn.org/picture~/&gt;" table:formula="of:=CONCATENATE(&quot; &lt;Relationship Target=~/cards/&quot;;[.D8];&quot;.jpg~ Id=~C&quot;;[.C8];&quot;~ Type=~http://schemas.octgn.org/picture~/&gt;&quot;)" table:style-name="ce1">
            <text:p><text:s/>&lt;Relationship Target=~/cards/PS_Dread.jpg~ Id=~Cf4ec04e1-3e86-424a-a6c0-00b49594fecc~ Type=~http://schemas.octgn.org/picture~/&gt;</text:p>
          </table:table-cell>
          <table:table-cell office:value-type="string" table:style-name="ce1">
            <text:p>f4ec04e1-3e86-424a-a6c0-00b49594fecc</text:p>
          </table:table-cell>
          <table:table-cell office:value-type="string" table:style-name="ce1">
            <text:p>PS_Dread</text:p>
          </table:table-cell>
          <table:table-cell office:value-type="string" table:style-name="ce1">
            <text:p>Dread</text:p>
          </table:table-cell>
          <table:table-cell office:value-type="string" table:style-name="ce1">
            <text:p>F</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table:number-columns-repeated="2" table:style-name="ce1"/>
          <table:table-cell office:value-type="string" table:style-name="ce1">
            <text:p>Black Freighter</text:p>
          </table:table-cell>
          <table:table-cell office:value-type="string" table:style-name="ce4">
            <text:p>First Mate • Loyal • Unique • Villainous • Swordsman +2</text:p>
            <text:p>When this Crew is attempting to reverse Boarding Attacks, you may consider each card’s Boarding Attack box as an additional (ie. Third) Boarding Defense box.</text:p>
          </table:table-cell>
          <table:table-cell table:number-columns-repeated="16361"/>
        </table:table-row>
        <table:table-row table:style-name="ro1">
          <table:table-cell office:value-type="string" office:string-value="  &lt;card id=~bb6a1cd7-57bf-4417-bf34-307cd2fc502d~ name=~Devotion to the Cause~&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the Influence cost for a Crew with a Secret Society symbol or Nation symbol. You may tack another Crew with the same symbol to produce an amount of Influence equal to the tacked Crew’s Influence plus 3.~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bb6a1cd7-57bf-4417-bf34-307cd2fc502d~ name=~Devotion to the Cause~&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the Influence cost for a Crew with a Secret Society symbol or Nation symbol. You may tack another Crew with the same symbol to produce an amount of Influence equal to the tacked Crew’s Influence plus 3.~ /&gt;&lt;/card&gt;</text:p>
          </table:table-cell>
          <table:table-cell office:value-type="string" office:string-value=" &lt;Relationship Target=~/cards/PS_Devotion.to.the.Cause.jpg~ Id=~Cbb6a1cd7-57bf-4417-bf34-307cd2fc502d~ Type=~http://schemas.octgn.org/picture~/&gt;" table:formula="of:=CONCATENATE(&quot; &lt;Relationship Target=~/cards/&quot;;[.D9];&quot;.jpg~ Id=~C&quot;;[.C9];&quot;~ Type=~http://schemas.octgn.org/picture~/&gt;&quot;)" table:style-name="ce1">
            <text:p><text:s/>&lt;Relationship Target=~/cards/PS_Devotion.to.the.Cause.jpg~ Id=~Cbb6a1cd7-57bf-4417-bf34-307cd2fc502d~ Type=~http://schemas.octgn.org/picture~/&gt;</text:p>
          </table:table-cell>
          <table:table-cell office:value-type="string" table:style-name="ce1">
            <text:p>bb6a1cd7-57bf-4417-bf34-307cd2fc502d</text:p>
          </table:table-cell>
          <table:table-cell office:value-type="string" table:style-name="ce1">
            <text:p>PS_Devotion.to.the.Cause</text:p>
          </table:table-cell>
          <table:table-cell office:value-type="string" table:style-name="ce1">
            <text:p>Devotion to the Cause</text:p>
          </table:table-cell>
          <table:table-cell office:value-type="string" table:style-name="ce1">
            <text:p>F</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4">
            <text:p>React: Play when you are paying the Influence cost for a Crew with a Secret Society symbol or Nation symbol. You may tack another Crew with the same symbol to produce an amount of Influence equal to the tacked Crew’s Influence plus 3.</text:p>
          </table:table-cell>
          <table:table-cell table:number-columns-repeated="16361"/>
        </table:table-row>
        <table:table-row table:style-name="ro1">
          <table:table-cell office:value-type="string" office:string-value="  &lt;card id=~6071c1e3-7093-46c5-ab84-c16ddfbd8a56~ name=~Courage and Honor~&gt;&lt;property name=~Rarity~ value=~F~ /&gt;&lt;property name=~Type~ value=~Action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one of your Heroic Crew to produce skill points. That Crew produces 3 extra skill points.~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6071c1e3-7093-46c5-ab84-c16ddfbd8a56~ name=~Courage and Honor~&gt;&lt;property name=~Rarity~ value=~F~ /&gt;&lt;property name=~Type~ value=~Action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one of your Heroic Crew to produce skill points. That Crew produces 3 extra skill points.~ /&gt;&lt;/card&gt;</text:p>
          </table:table-cell>
          <table:table-cell office:value-type="string" office:string-value=" &lt;Relationship Target=~/cards/PS_Courage.and.Honor.jpg~ Id=~C6071c1e3-7093-46c5-ab84-c16ddfbd8a56~ Type=~http://schemas.octgn.org/picture~/&gt;" table:formula="of:=CONCATENATE(&quot; &lt;Relationship Target=~/cards/&quot;;[.D10];&quot;.jpg~ Id=~C&quot;;[.C10];&quot;~ Type=~http://schemas.octgn.org/picture~/&gt;&quot;)" table:style-name="ce1">
            <text:p><text:s/>&lt;Relationship Target=~/cards/PS_Courage.and.Honor.jpg~ Id=~C6071c1e3-7093-46c5-ab84-c16ddfbd8a56~ Type=~http://schemas.octgn.org/picture~/&gt;</text:p>
          </table:table-cell>
          <table:table-cell office:value-type="string" table:style-name="ce1">
            <text:p>6071c1e3-7093-46c5-ab84-c16ddfbd8a56</text:p>
          </table:table-cell>
          <table:table-cell office:value-type="string" table:style-name="ce1">
            <text:p>PS_Courage.and.Honor</text:p>
          </table:table-cell>
          <table:table-cell office:value-type="string" table:style-name="ce1">
            <text:p>Courage and Honor</text:p>
          </table:table-cell>
          <table:table-cell office:value-type="string" table:style-name="ce1">
            <text:p>F</text:p>
          </table:table-cell>
          <table:table-cell office:value-type="string" table:style-name="ce1">
            <text:p>Actions</text:p>
          </table:table-cell>
          <table:table-cell table:number-columns-repeated="15" table:style-name="ce1"/>
          <table:table-cell office:value-type="string" table:style-name="ce4">
            <text:p>React: Play when you tack one of your Heroic Crew to produce skill points. That Crew produces 3 extra skill points.</text:p>
          </table:table-cell>
          <table:table-cell table:number-columns-repeated="16361"/>
        </table:table-row>
        <table:table-row table:style-name="ro1">
          <table:table-cell office:value-type="string" office:string-value="  &lt;card id=~d613d68c-bc62-4f52-b1ed-e0cf51888746~ name=~Young Samuel Gosse~&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3~ /&gt;&lt;property name=~Influence~ value=~0~ /&gt;&lt;property name=~Swashbuckling~ value=~2~ /&gt;&lt;property name=~Crew Max.~ value=~~ /&gt;&lt;property name=~Move Cost~ value=~~ /&gt;&lt;property name=~Faction~ value=~Gosse's Gentlemen~ /&gt;&lt;property name=~Text~ value=~Loyal • No Attachments • Unique&#10;If Melinda Gosse or Captain Red is your Captain, this Crew does not count towards your Crew Maximum.~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d613d68c-bc62-4f52-b1ed-e0cf51888746~ name=~Young Samuel Gosse~&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3~ /&gt;&lt;property name=~Influence~ value=~0~ /&gt;&lt;property name=~Swashbuckling~ value=~2~ /&gt;&lt;property name=~Crew Max.~ value=~~ /&gt;&lt;property name=~Move Cost~ value=~~ /&gt;&lt;property name=~Faction~ value=~Gosse's Gentlemen~ /&gt;&lt;property name=~Text~ value=~Loyal • No Attachments • Unique</text:p>
            <text:p>If Melinda Gosse or Captain Red is your Captain, this Crew does not count towards your Crew Maximum.~ /&gt;&lt;/card&gt;</text:p>
          </table:table-cell>
          <table:table-cell office:value-type="string" office:string-value=" &lt;Relationship Target=~/cards/PS_Young.Samuel.Gosse.jpg~ Id=~Cd613d68c-bc62-4f52-b1ed-e0cf51888746~ Type=~http://schemas.octgn.org/picture~/&gt;" table:formula="of:=CONCATENATE(&quot; &lt;Relationship Target=~/cards/&quot;;[.D11];&quot;.jpg~ Id=~C&quot;;[.C11];&quot;~ Type=~http://schemas.octgn.org/picture~/&gt;&quot;)" table:style-name="ce1">
            <text:p><text:s/>&lt;Relationship Target=~/cards/PS_Young.Samuel.Gosse.jpg~ Id=~Cd613d68c-bc62-4f52-b1ed-e0cf51888746~ Type=~http://schemas.octgn.org/picture~/&gt;</text:p>
          </table:table-cell>
          <table:table-cell office:value-type="string" table:style-name="ce1">
            <text:p>d613d68c-bc62-4f52-b1ed-e0cf51888746</text:p>
          </table:table-cell>
          <table:table-cell office:value-type="string" table:style-name="ce1">
            <text:p>PS_Young.Samuel.Gosse</text:p>
          </table:table-cell>
          <table:table-cell office:value-type="string" table:style-name="ce1">
            <text:p>Young Samuel Gosse</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4">
            <text:p>Loyal • No Attachments • Unique</text:p>
            <text:p>If Melinda Gosse or Captain Red is your Captain, this Crew does not count towards your Crew Maximum.</text:p>
          </table:table-cell>
          <table:table-cell table:number-columns-repeated="16361"/>
        </table:table-row>
        <table:table-row table:style-name="ro1">
          <table:table-cell office:value-type="string" office:string-value="  &lt;card id=~e9b13794-2564-4b2e-a6cc-3ca280bf90d5~ name=~The Undefeated Heart~&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9~ /&gt;&lt;property name=~Move Cost~ value=~3~ /&gt;&lt;property name=~Faction~ value=~unaligned~ /&gt;&lt;property name=~Text~ value=~*Ussura*&#10;Monster and Weather cards inflicting hits on this Ship inflict 4 fewer hits (min 0).&#10;React: Tack before performing an Action to move to an adjacent Sea.~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e9b13794-2564-4b2e-a6cc-3ca280bf90d5~ name=~The Undefeated Heart~&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9~ /&gt;&lt;property name=~Move Cost~ value=~3~ /&gt;&lt;property name=~Faction~ value=~unaligned~ /&gt;&lt;property name=~Text~ value=~*Ussura*</text:p>
            <text:p>Monster and Weather cards inflicting hits on this Ship inflict 4 fewer hits (min 0).</text:p>
            <text:p>React: Tack before performing an Action to move to an adjacent Sea.~ /&gt;&lt;/card&gt;</text:p>
          </table:table-cell>
          <table:table-cell office:value-type="string" office:string-value=" &lt;Relationship Target=~/cards/PS_The.Undefeated.Heart.jpg~ Id=~Ce9b13794-2564-4b2e-a6cc-3ca280bf90d5~ Type=~http://schemas.octgn.org/picture~/&gt;" table:formula="of:=CONCATENATE(&quot; &lt;Relationship Target=~/cards/&quot;;[.D12];&quot;.jpg~ Id=~C&quot;;[.C12];&quot;~ Type=~http://schemas.octgn.org/picture~/&gt;&quot;)" table:style-name="ce1">
            <text:p><text:s/>&lt;Relationship Target=~/cards/PS_The.Undefeated.Heart.jpg~ Id=~Ce9b13794-2564-4b2e-a6cc-3ca280bf90d5~ Type=~http://schemas.octgn.org/picture~/&gt;</text:p>
          </table:table-cell>
          <table:table-cell office:value-type="string" table:style-name="ce1">
            <text:p>e9b13794-2564-4b2e-a6cc-3ca280bf90d5</text:p>
          </table:table-cell>
          <table:table-cell office:value-type="string" table:style-name="ce1">
            <text:p>PS_The.Undefeated.Heart</text:p>
          </table:table-cell>
          <table:table-cell office:value-type="string" table:style-name="ce1">
            <text:p>The Undefeated Heart</text:p>
          </table:table-cell>
          <table:table-cell office:value-type="string" table:style-name="ce1">
            <text:p>F</text:p>
          </table:table-cell>
          <table:table-cell office:value-type="string" table:style-name="ce1">
            <text:p>Ships</text:p>
          </table:table-cell>
          <table:table-cell table:number-columns-repeated="12" table:style-name="ce1"/>
          <table:table-cell office:value-type="float" office:value="9" table:style-name="ce1">
            <text:p>9</text:p>
          </table:table-cell>
          <table:table-cell office:value-type="float" office:value="3" table:style-name="ce1">
            <text:p>3</text:p>
          </table:table-cell>
          <table:table-cell office:value-type="string" table:style-name="ce1">
            <text:p>unaligned</text:p>
          </table:table-cell>
          <table:table-cell office:value-type="string" table:style-name="ce4">
            <text:p>*Ussura*</text:p>
            <text:p>Monster and Weather cards inflicting hits on this Ship inflict 4 fewer hits (min 0).</text:p>
            <text:p>React: Tack before performing an Action to move to an adjacent Sea.</text:p>
          </table:table-cell>
          <table:table-cell table:number-columns-repeated="16361"/>
        </table:table-row>
        <table:table-row table:style-name="ro1">
          <table:table-cell office:value-type="string" office:string-value="  &lt;card id=~34f63c77-f5a1-454e-9944-710ba7f1bd70~ name=~Sheildmen~&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Explorer's Society~ /&gt;&lt;property name=~Text~ value=~Loyal • No Attachments&#10;When this Crew tacks or sinks to absorb hits, they absorb one extra hit.&#10;React: When you are paying Adventuring to complete an Adventure with an initial cost of 5 or more, discard a card from your hand to produce 1 Adventuring. Use this ability once per Adventure you are completing.~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34f63c77-f5a1-454e-9944-710ba7f1bd70~ name=~Sheildmen~&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Explorer's Society~ /&gt;&lt;property name=~Text~ value=~Loyal • No Attachments</text:p>
            <text:p>When this Crew tacks or sinks to absorb hits, they absorb one extra hit.</text:p>
            <text:p>React: When you are paying Adventuring to complete an Adventure with an initial cost of 5 or more, discard a card from your hand to produce 1 Adventuring. Use this ability once per Adventure you are completing.~ /&gt;&lt;/card&gt;</text:p>
          </table:table-cell>
          <table:table-cell office:value-type="string" office:string-value=" &lt;Relationship Target=~/cards/PS_Sheildmen.jpg~ Id=~C34f63c77-f5a1-454e-9944-710ba7f1bd70~ Type=~http://schemas.octgn.org/picture~/&gt;" table:formula="of:=CONCATENATE(&quot; &lt;Relationship Target=~/cards/&quot;;[.D13];&quot;.jpg~ Id=~C&quot;;[.C13];&quot;~ Type=~http://schemas.octgn.org/picture~/&gt;&quot;)" table:style-name="ce1">
            <text:p><text:s/>&lt;Relationship Target=~/cards/PS_Sheildmen.jpg~ Id=~C34f63c77-f5a1-454e-9944-710ba7f1bd70~ Type=~http://schemas.octgn.org/picture~/&gt;</text:p>
          </table:table-cell>
          <table:table-cell office:value-type="string" table:style-name="ce1">
            <text:p>34f63c77-f5a1-454e-9944-710ba7f1bd70</text:p>
          </table:table-cell>
          <table:table-cell office:value-type="string" table:style-name="ce1">
            <text:p>PS_Sheildmen</text:p>
          </table:table-cell>
          <table:table-cell office:value-type="string" table:style-name="ce1">
            <text:p>Sheildmen</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1">
            <text:p>Loyal • No Attachments</text:p>
            <text:p>When this Crew tacks or sinks to absorb hits, they absorb one extra hit.</text:p>
            <text:p>React: When you are paying Adventuring to complete an Adventure with an initial cost of 5 or more, discard a card from your hand to produce 1 Adventuring. Use this ability once per Adventure you are completing.</text:p>
          </table:table-cell>
          <table:table-cell table:number-columns-repeated="16361"/>
        </table:table-row>
        <table:table-row table:style-name="ro1">
          <table:table-cell office:value-type="string" office:string-value="  &lt;card id=~c01b743b-3620-4f07-bc02-845795e7d267~ name=~Pappy~&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Ussura*&#10;This Crew has +2 Adventuring when you are paying the completion cost of an Adventure.~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c01b743b-3620-4f07-bc02-845795e7d267~ name=~Pappy~&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Ussura*</text:p>
            <text:p>This Crew has +2 Adventuring when you are paying the completion cost of an Adventure.~ /&gt;&lt;/card&gt;</text:p>
          </table:table-cell>
          <table:table-cell office:value-type="string" office:string-value=" &lt;Relationship Target=~/cards/PS_Pappy.jpg~ Id=~Cc01b743b-3620-4f07-bc02-845795e7d267~ Type=~http://schemas.octgn.org/picture~/&gt;" table:formula="of:=CONCATENATE(&quot; &lt;Relationship Target=~/cards/&quot;;[.D14];&quot;.jpg~ Id=~C&quot;;[.C14];&quot;~ Type=~http://schemas.octgn.org/picture~/&gt;&quot;)" table:style-name="ce1">
            <text:p><text:s/>&lt;Relationship Target=~/cards/PS_Pappy.jpg~ Id=~Cc01b743b-3620-4f07-bc02-845795e7d267~ Type=~http://schemas.octgn.org/picture~/&gt;</text:p>
          </table:table-cell>
          <table:table-cell office:value-type="string" table:style-name="ce1">
            <text:p>c01b743b-3620-4f07-bc02-845795e7d267</text:p>
          </table:table-cell>
          <table:table-cell office:value-type="string" table:style-name="ce1">
            <text:p>PS_Pappy</text:p>
          </table:table-cell>
          <table:table-cell office:value-type="string" table:style-name="ce1">
            <text:p>Pappy</text:p>
          </table:table-cell>
          <table:table-cell office:value-type="string" table:style-name="ce1">
            <text:p>F</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4">
            <text:p>*Ussura*</text:p>
            <text:p>This Crew has +2 Adventuring when you are paying the completion cost of an Adventure.</text:p>
          </table:table-cell>
          <table:table-cell table:number-columns-repeated="16361"/>
        </table:table-row>
        <table:table-row table:style-name="ro1">
          <table:table-cell office:value-type="string" office:string-value="  &lt;card id=~d9e71e1a-f968-4038-bc32-629e4c6532b7~ name=~Flying the Jolly Roger~&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Illegal • Unique&#10;To complete: Pay 4 Adventuring (2 if you have a card with the Jolly Roger trait on board).&#10;Ship Attachment: The Adventuring costs of you uncompleted Adventures are reduced by 1 (min 0, or min 1 if the Adventure increases the Cannon Skill).~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d9e71e1a-f968-4038-bc32-629e4c6532b7~ name=~Flying the Jolly Roger~&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Illegal • Unique</text:p>
            <text:p>To complete: Pay 4 Adventuring (2 if you have a card with the Jolly Roger trait on board).</text:p>
            <text:p>Ship Attachment: The Adventuring costs of you uncompleted Adventures are reduced by 1 (min 0, or min 1 if the Adventure increases the Cannon Skill).~ /&gt;&lt;/card&gt;</text:p>
          </table:table-cell>
          <table:table-cell office:value-type="string" office:string-value=" &lt;Relationship Target=~/cards/PS_Flying.the.Jolly.Roger.jpg~ Id=~Cd9e71e1a-f968-4038-bc32-629e4c6532b7~ Type=~http://schemas.octgn.org/picture~/&gt;" table:formula="of:=CONCATENATE(&quot; &lt;Relationship Target=~/cards/&quot;;[.D15];&quot;.jpg~ Id=~C&quot;;[.C15];&quot;~ Type=~http://schemas.octgn.org/picture~/&gt;&quot;)" table:style-name="ce1">
            <text:p><text:s/>&lt;Relationship Target=~/cards/PS_Flying.the.Jolly.Roger.jpg~ Id=~Cd9e71e1a-f968-4038-bc32-629e4c6532b7~ Type=~http://schemas.octgn.org/picture~/&gt;</text:p>
          </table:table-cell>
          <table:table-cell office:value-type="string" table:style-name="ce1">
            <text:p>d9e71e1a-f968-4038-bc32-629e4c6532b7</text:p>
          </table:table-cell>
          <table:table-cell office:value-type="string" table:style-name="ce1">
            <text:p>PS_Flying.the.Jolly.Roger</text:p>
          </table:table-cell>
          <table:table-cell office:value-type="string" table:style-name="ce1">
            <text:p>Flying the Jolly Roger</text:p>
          </table:table-cell>
          <table:table-cell office:value-type="string" table:style-name="ce1">
            <text:p>F</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4">
            <text:p>2 Seas Away • Illegal • Unique</text:p>
            <text:p>To complete: Pay 4 Adventuring (2 if you have a card with the Jolly Roger trait on board).</text:p>
            <text:p>Ship Attachment: The Adventuring costs of you uncompleted Adventures are reduced by 1 (min 0, or min 1 if the Adventure increases the Cannon Skill).</text:p>
          </table:table-cell>
          <table:table-cell table:number-columns-repeated="16361"/>
        </table:table-row>
        <table:table-row table:style-name="ro1">
          <table:table-cell office:value-type="string" office:string-value="  &lt;card id=~9533b331-1bd9-47bf-a69f-31b21b964ddf~ name=~Harness the Darkness~&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Nacht 1 Knack&#10;To complete: Tack one of your Sorcerers with Nacht 1 or more.&#10;Crew Attachment: +1 Swashbuckling&#10;React: Tack the attached Crew instead of performing a Boarding Attack to target the opposing Ship. Inflict hits to the target Ship equal to the attached Crew’s Swashbuckling. You may discard a Nacht Knack from your hand to increase the hits inflicted by 3.~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9533b331-1bd9-47bf-a69f-31b21b964ddf~ name=~Harness the Darkness~&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Nacht 1 Knack</text:p>
            <text:p>To complete: Tack one of your Sorcerers with Nacht 1 or more.</text:p>
            <text:p>Crew Attachment: +1 Swashbuckling</text:p>
            <text:p>React: Tack the attached Crew instead of performing a Boarding Attack to target the opposing Ship. Inflict hits to the target Ship equal to the attached Crew’s Swashbuckling. You may discard a Nacht Knack from your hand to increase the hits inflicted by 3.~ /&gt;&lt;/card&gt;</text:p>
          </table:table-cell>
          <table:table-cell office:value-type="string" office:string-value=" &lt;Relationship Target=~/cards/PS_Harness.the.Darkness.jpg~ Id=~C9533b331-1bd9-47bf-a69f-31b21b964ddf~ Type=~http://schemas.octgn.org/picture~/&gt;" table:formula="of:=CONCATENATE(&quot; &lt;Relationship Target=~/cards/&quot;;[.D16];&quot;.jpg~ Id=~C&quot;;[.C16];&quot;~ Type=~http://schemas.octgn.org/picture~/&gt;&quot;)" table:style-name="ce1">
            <text:p><text:s/>&lt;Relationship Target=~/cards/PS_Harness.the.Darkness.jpg~ Id=~C9533b331-1bd9-47bf-a69f-31b21b964ddf~ Type=~http://schemas.octgn.org/picture~/&gt;</text:p>
          </table:table-cell>
          <table:table-cell office:value-type="string" table:style-name="ce1">
            <text:p>9533b331-1bd9-47bf-a69f-31b21b964ddf</text:p>
          </table:table-cell>
          <table:table-cell office:value-type="string" table:style-name="ce1">
            <text:p>PS_Harness.the.Darkness</text:p>
          </table:table-cell>
          <table:table-cell office:value-type="string" table:style-name="ce1">
            <text:p>Harness the Darkness</text:p>
          </table:table-cell>
          <table:table-cell office:value-type="string" table:style-name="ce1">
            <text:p>F</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4">
            <text:p>1 Sea Away • Nacht 1 Knack</text:p>
            <text:p>To complete: Tack one of your Sorcerers with Nacht 1 or more.</text:p>
            <text:p>Crew Attachment: +1 Swashbuckling</text:p>
            <text:p>React: Tack the attached Crew instead of performing a Boarding Attack to target the opposing Ship. Inflict hits to the target Ship equal to the attached Crew’s Swashbuckling. You may discard a Nacht Knack from your hand to increase the hits inflicted by 3.</text:p>
          </table:table-cell>
          <table:table-cell table:number-columns-repeated="16361"/>
        </table:table-row>
        <table:table-row table:style-name="ro1">
          <table:table-cell office:value-type="string" office:string-value="  &lt;card id=~1fd33ddd-d4dd-4f9b-914c-56a4021e31ce~ name=~The Jolly Roger of Gosse’s Gentleme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SHIP ATTACHMENT&#10;Unique • Item • Jolly Roger&#10;React: Tack after one of your Gosse Crew has been sunk when absorbing hits inflicted by another player, to target and untack another of your non-Captain Gosse Crew. You may only use this ability if you have 3 or more Gosse Crew on board.~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1fd33ddd-d4dd-4f9b-914c-56a4021e31ce~ name=~The Jolly Roger of Gosse’s Gentleme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SHIP ATTACHMENT</text:p>
            <text:p>Unique • Item • Jolly Roger</text:p>
            <text:p>React: Tack after one of your Gosse Crew has been sunk when absorbing hits inflicted by another player, to target and untack another of your non-Captain Gosse Crew. You may only use this ability if you have 3 or more Gosse Crew on board.~ /&gt;&lt;/card&gt;</text:p>
          </table:table-cell>
          <table:table-cell office:value-type="string" office:string-value=" &lt;Relationship Target=~/cards/PS_The.Jolly.Roger.of.Gosses.Gentlemen.jpg~ Id=~C1fd33ddd-d4dd-4f9b-914c-56a4021e31ce~ Type=~http://schemas.octgn.org/picture~/&gt;" table:formula="of:=CONCATENATE(&quot; &lt;Relationship Target=~/cards/&quot;;[.D17];&quot;.jpg~ Id=~C&quot;;[.C17];&quot;~ Type=~http://schemas.octgn.org/picture~/&gt;&quot;)" table:style-name="ce1">
            <text:p><text:s/>&lt;Relationship Target=~/cards/PS_The.Jolly.Roger.of.Gosses.Gentlemen.jpg~ Id=~C1fd33ddd-d4dd-4f9b-914c-56a4021e31ce~ Type=~http://schemas.octgn.org/picture~/&gt;</text:p>
          </table:table-cell>
          <table:table-cell office:value-type="string" table:style-name="ce1">
            <text:p>1fd33ddd-d4dd-4f9b-914c-56a4021e31ce</text:p>
          </table:table-cell>
          <table:table-cell office:value-type="string" table:style-name="ce1">
            <text:p>PS_The.Jolly.Roger.of.Gosses.Gentlemen</text:p>
          </table:table-cell>
          <table:table-cell office:value-type="string" table:style-name="ce1">
            <text:p>The Jolly Roger of Gosse’s Gentlemen</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4">
            <text:p>GOSSE SHIP ATTACHMENT</text:p>
            <text:p>Unique • Item • Jolly Roger</text:p>
            <text:p>React: Tack after one of your Gosse Crew has been sunk when absorbing hits inflicted by another player, to target and untack another of your non-Captain Gosse Crew. You may only use this ability if you have 3 or more Gosse Crew on board.</text:p>
          </table:table-cell>
          <table:table-cell table:number-columns-repeated="16361"/>
        </table:table-row>
        <table:table-row table:style-name="ro1">
          <table:table-cell office:value-type="string" office:string-value="  &lt;card id=~e2863644-787f-4e8c-9c53-4ffd922e23d9~ name=~Benjamen the Quick~&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1~ /&gt;&lt;property name=~Adventuring~ value=~2~ /&gt;&lt;property name=~Influence~ value=~1~ /&gt;&lt;property name=~Swashbuckling~ value=~2~ /&gt;&lt;property name=~Crew Max.~ value=~~ /&gt;&lt;property name=~Move Cost~ value=~~ /&gt;&lt;property name=~Faction~ value=~Brotherhood~ /&gt;&lt;property name=~Text~ value=~Unique • Villainous • Swordsman +1&#10;Your cost to complete Illegal Adventures is reduced by 1 (min 0) while this Crew is in play. Any other player may discard this Crew by paying 6 Influence as an Action.~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e2863644-787f-4e8c-9c53-4ffd922e23d9~ name=~Benjamen the Quick~&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1~ /&gt;&lt;property name=~Adventuring~ value=~2~ /&gt;&lt;property name=~Influence~ value=~1~ /&gt;&lt;property name=~Swashbuckling~ value=~2~ /&gt;&lt;property name=~Crew Max.~ value=~~ /&gt;&lt;property name=~Move Cost~ value=~~ /&gt;&lt;property name=~Faction~ value=~Brotherhood~ /&gt;&lt;property name=~Text~ value=~Unique • Villainous • Swordsman +1</text:p>
            <text:p>Your cost to complete Illegal Adventures is reduced by 1 (min 0) while this Crew is in play. Any other player may discard this Crew by paying 6 Influence as an Action.~ /&gt;&lt;/card&gt;</text:p>
          </table:table-cell>
          <table:table-cell office:value-type="string" office:string-value=" &lt;Relationship Target=~/cards/PS_Benjamen.the.Quick.jpg~ Id=~Ce2863644-787f-4e8c-9c53-4ffd922e23d9~ Type=~http://schemas.octgn.org/picture~/&gt;" table:formula="of:=CONCATENATE(&quot; &lt;Relationship Target=~/cards/&quot;;[.D18];&quot;.jpg~ Id=~C&quot;;[.C18];&quot;~ Type=~http://schemas.octgn.org/picture~/&gt;&quot;)" table:style-name="ce1">
            <text:p><text:s/>&lt;Relationship Target=~/cards/PS_Benjamen.the.Quick.jpg~ Id=~Ce2863644-787f-4e8c-9c53-4ffd922e23d9~ Type=~http://schemas.octgn.org/picture~/&gt;</text:p>
          </table:table-cell>
          <table:table-cell office:value-type="string" table:style-name="ce1">
            <text:p>e2863644-787f-4e8c-9c53-4ffd922e23d9</text:p>
          </table:table-cell>
          <table:table-cell office:value-type="string" table:style-name="ce1">
            <text:p>PS_Benjamen.the.Quick</text:p>
          </table:table-cell>
          <table:table-cell office:value-type="string" table:style-name="ce1">
            <text:p>Benjamen the Quick</text:p>
          </table:table-cell>
          <table:table-cell office:value-type="string" table:style-name="ce1">
            <text:p>F</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4">
            <text:p>Unique • Villainous • Swordsman +1</text:p>
            <text:p>Your cost to complete Illegal Adventures is reduced by 1 (min 0) while this Crew is in play. Any other player may discard this Crew by paying 6 Influence as an Action.</text:p>
          </table:table-cell>
          <table:table-cell table:number-columns-repeated="16361"/>
        </table:table-row>
        <table:table-row table:style-name="ro1">
          <table:table-cell office:value-type="string" office:string-value="  &lt;card id=~43087891-dd94-4dca-b5ab-b7b45424947d~ name=~Valentina Villanova~&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 /&gt;&lt;property name=~Text~ value=~*Ussura*Sophia's Daughters*&#10;Scry 1&#10;Act: Tack and sink one of your Crew to draw 2 cards from your deck.~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43087891-dd94-4dca-b5ab-b7b45424947d~ name=~Valentina Villanova~&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2~ /&gt;&lt;property name=~Crew Max.~ value=~~ /&gt;&lt;property name=~Move Cost~ value=~~ /&gt;&lt;property name=~Faction~ value=~~ /&gt;&lt;property name=~Text~ value=~*Ussura*Sophia's Daughters*</text:p>
            <text:p>Scry 1</text:p>
            <text:p>Act: Tack and sink one of your Crew to draw 2 cards from your deck.~ /&gt;&lt;/card&gt;</text:p>
          </table:table-cell>
          <table:table-cell office:value-type="string" office:string-value=" &lt;Relationship Target=~/cards/PS_Valentina.Villanova.jpg~ Id=~C43087891-dd94-4dca-b5ab-b7b45424947d~ Type=~http://schemas.octgn.org/picture~/&gt;" table:formula="of:=CONCATENATE(&quot; &lt;Relationship Target=~/cards/&quot;;[.D19];&quot;.jpg~ Id=~C&quot;;[.C19];&quot;~ Type=~http://schemas.octgn.org/picture~/&gt;&quot;)" table:style-name="ce1">
            <text:p><text:s/>&lt;Relationship Target=~/cards/PS_Valentina.Villanova.jpg~ Id=~C43087891-dd94-4dca-b5ab-b7b45424947d~ Type=~http://schemas.octgn.org/picture~/&gt;</text:p>
          </table:table-cell>
          <table:table-cell office:value-type="string" table:style-name="ce1">
            <text:p>43087891-dd94-4dca-b5ab-b7b45424947d</text:p>
          </table:table-cell>
          <table:table-cell office:value-type="string" table:style-name="ce1">
            <text:p>PS_Valentina.Villanova</text:p>
          </table:table-cell>
          <table:table-cell office:value-type="string" table:style-name="ce1">
            <text:p>Valentina Villanova</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3" table:style-name="ce1"/>
          <table:table-cell office:value-type="string" table:style-name="ce1">
            <text:p>*Ussura*Sophia's Daughters*</text:p>
            <text:p>Scry 1</text:p>
            <text:p>Act: Tack and sink one of your Crew to draw 2 cards from your deck.</text:p>
          </table:table-cell>
          <table:table-cell table:number-columns-repeated="16361"/>
        </table:table-row>
        <table:table-row table:style-name="ro1">
          <table:table-cell office:value-type="string" office:string-value="  &lt;card id=~53d77f90-816c-4d47-b58c-12f98f704139~ name=~Kheird-Din’s Fortitud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10;Unique&#10;You may only attach this card to your Captain when starting Crew are chosen, at the cost of 1 Starting Wealth, and only if they have the name “Din” in their title.&#10;React: When you sink the attached Crew, instead discard all your cards from play except Captain and Ship. Untack both and return your Ship to your Starting Sea. You may hire one Crew from your hand at zero cost. The current Action is considered resolved, and play continues with the next player.~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53d77f90-816c-4d47-b58c-12f98f704139~ name=~Kheird-Din’s Fortitud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S CAPTAIN ATTACHMENT</text:p>
            <text:p>Unique</text:p>
            <text:p>You may only attach this card to your Captain when starting Crew are chosen, at the cost of 1 Starting Wealth, and only if they have the name “Din” in their title.</text:p>
            <text:p>React: When you sink the attached Crew, instead discard all your cards from play except Captain and Ship. Untack both and return your Ship to your Starting Sea. You may hire one Crew from your hand at zero cost. The current Action is considered resolved, and play continues with the next player.~ /&gt;&lt;/card&gt;</text:p>
          </table:table-cell>
          <table:table-cell office:value-type="string" office:string-value=" &lt;Relationship Target=~/cards/PS_KheirdDins.Fortitude.jpg~ Id=~C53d77f90-816c-4d47-b58c-12f98f704139~ Type=~http://schemas.octgn.org/picture~/&gt;" table:formula="of:=CONCATENATE(&quot; &lt;Relationship Target=~/cards/&quot;;[.D20];&quot;.jpg~ Id=~C&quot;;[.C20];&quot;~ Type=~http://schemas.octgn.org/picture~/&gt;&quot;)" table:style-name="ce1">
            <text:p><text:s/>&lt;Relationship Target=~/cards/PS_KheirdDins.Fortitude.jpg~ Id=~C53d77f90-816c-4d47-b58c-12f98f704139~ Type=~http://schemas.octgn.org/picture~/&gt;</text:p>
          </table:table-cell>
          <table:table-cell office:value-type="string" table:style-name="ce1">
            <text:p>53d77f90-816c-4d47-b58c-12f98f704139</text:p>
          </table:table-cell>
          <table:table-cell office:value-type="string" table:style-name="ce1">
            <text:p>PS_KheirdDins.Fortitude</text:p>
          </table:table-cell>
          <table:table-cell office:value-type="string" table:style-name="ce1">
            <text:p>Kheird-Din’s Fortitude</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4">
            <text:p>CORSAIRS CAPTAIN ATTACHMENT</text:p>
            <text:p>Unique</text:p>
            <text:p>You may only attach this card to your Captain when starting Crew are chosen, at the cost of 1 Starting Wealth, and only if they have the name “Din” in their title.</text:p>
            <text:p>React: When you sink the attached Crew, instead discard all your cards from play except Captain and Ship. Untack both and return your Ship to your Starting Sea. You may hire one Crew from your hand at zero cost. The current Action is considered resolved, and play continues with the next player.</text:p>
          </table:table-cell>
          <table:table-cell table:number-columns-repeated="16361"/>
        </table:table-row>
        <table:table-row table:style-name="ro1">
          <table:table-cell office:value-type="string" office:string-value="  &lt;card id=~750680a1-8735-4ee3-aa1e-bab76fdaf6cb~ name=~Cities of Gold~&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Unique&#10;To complete: Pay 4 Adventuring (3 if you have 4 or more Crew aligned to your Captain’s faction on board).&#10;Captain Attachment: Act: Tack this card and a Crew aligned to your Captain’s faction to hire a Crew from your hand, discard pile, or draw deck. That Crew’s Influence Cost is reduced by 3 if that Crew shares a Nationality, Secret Society, or Faction symbol with your Captain.~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750680a1-8735-4ee3-aa1e-bab76fdaf6cb~ name=~Cities of Gold~&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 Unique</text:p>
            <text:p>To complete: Pay 4 Adventuring (3 if you have 4 or more Crew aligned to your Captain’s faction on board).</text:p>
            <text:p>Captain Attachment: Act: Tack this card and a Crew aligned to your Captain’s faction to hire a Crew from your hand, discard pile, or draw deck. That Crew’s Influence Cost is reduced by 3 if that Crew shares a Nationality, Secret Society, or Faction symbol with your Captain.~ /&gt;&lt;/card&gt;</text:p>
          </table:table-cell>
          <table:table-cell office:value-type="string" office:string-value=" &lt;Relationship Target=~/cards/PS_Cities.of.Gold.jpg~ Id=~C750680a1-8735-4ee3-aa1e-bab76fdaf6cb~ Type=~http://schemas.octgn.org/picture~/&gt;" table:formula="of:=CONCATENATE(&quot; &lt;Relationship Target=~/cards/&quot;;[.D21];&quot;.jpg~ Id=~C&quot;;[.C21];&quot;~ Type=~http://schemas.octgn.org/picture~/&gt;&quot;)" table:style-name="ce1">
            <text:p><text:s/>&lt;Relationship Target=~/cards/PS_Cities.of.Gold.jpg~ Id=~C750680a1-8735-4ee3-aa1e-bab76fdaf6cb~ Type=~http://schemas.octgn.org/picture~/&gt;</text:p>
          </table:table-cell>
          <table:table-cell office:value-type="string" table:style-name="ce1">
            <text:p>750680a1-8735-4ee3-aa1e-bab76fdaf6cb</text:p>
          </table:table-cell>
          <table:table-cell office:value-type="string" table:style-name="ce1">
            <text:p>PS_Cities.of.Gold</text:p>
          </table:table-cell>
          <table:table-cell office:value-type="string" table:style-name="ce1">
            <text:p>Cities of Gold</text:p>
          </table:table-cell>
          <table:table-cell office:value-type="string" table:style-name="ce1">
            <text:p>F</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 Unique</text:p>
            <text:p>To complete: Pay 4 Adventuring (3 if you have 4 or more Crew aligned to your Captain’s faction on board).</text:p>
            <text:p>Captain Attachment: Act: Tack this card and a Crew aligned to your Captain’s faction to hire a Crew from your hand, discard pile, or draw deck. That Crew’s Influence Cost is reduced by 3 if that Crew shares a Nationality, Secret Society, or Faction symbol with your Captain.</text:p>
          </table:table-cell>
          <table:table-cell table:number-columns-repeated="16361"/>
        </table:table-row>
        <table:table-row table:style-name="ro1">
          <table:table-cell office:value-type="string" office:string-value="  &lt;card id=~ed5b220f-1666-4c59-8036-9ca3a8ec4575~ name=~Boarded by Raiders~&gt;&lt;property name=~Rarity~ value=~F~ /&gt;&lt;property name=~Type~ value=~Chanteys~ /&gt;&lt;property name=~Cost~ value=~1~ /&gt;&lt;property name=~Cost Type~ value=~Sa~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Crew pushed forward for a Boarding Attack, if the Crew inflicts hits, the Crew inflicts 2 extra hits.~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ed5b220f-1666-4c59-8036-9ca3a8ec4575~ name=~Boarded by Raiders~&gt;&lt;property name=~Rarity~ value=~F~ /&gt;&lt;property name=~Type~ value=~Chanteys~ /&gt;&lt;property name=~Cost~ value=~1~ /&gt;&lt;property name=~Cost Type~ value=~Sa~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Crew pushed forward for a Boarding Attack, if the Crew inflicts hits, the Crew inflicts 2 extra hits.~ /&gt;&lt;/card&gt;</text:p>
          </table:table-cell>
          <table:table-cell office:value-type="string" office:string-value=" &lt;Relationship Target=~/cards/PS_Boarded.by.Raiders.jpg~ Id=~Ced5b220f-1666-4c59-8036-9ca3a8ec4575~ Type=~http://schemas.octgn.org/picture~/&gt;" table:formula="of:=CONCATENATE(&quot; &lt;Relationship Target=~/cards/&quot;;[.D22];&quot;.jpg~ Id=~C&quot;;[.C22];&quot;~ Type=~http://schemas.octgn.org/picture~/&gt;&quot;)" table:style-name="ce1">
            <text:p><text:s/>&lt;Relationship Target=~/cards/PS_Boarded.by.Raiders.jpg~ Id=~Ced5b220f-1666-4c59-8036-9ca3a8ec4575~ Type=~http://schemas.octgn.org/picture~/&gt;</text:p>
          </table:table-cell>
          <table:table-cell office:value-type="string" table:style-name="ce1">
            <text:p>ed5b220f-1666-4c59-8036-9ca3a8ec4575</text:p>
          </table:table-cell>
          <table:table-cell office:value-type="string" table:style-name="ce1">
            <text:p>PS_Boarded.by.Raiders</text:p>
          </table:table-cell>
          <table:table-cell office:value-type="string" table:style-name="ce1">
            <text:p>Boarded by Raiders</text:p>
          </table:table-cell>
          <table:table-cell office:value-type="string" table:style-name="ce1">
            <text:p>F</text:p>
          </table:table-cell>
          <table:table-cell office:value-type="string" table:style-name="ce1">
            <text:p>Chanteys</text:p>
          </table:table-cell>
          <table:table-cell office:value-type="float" office:value="1" table:style-name="ce1">
            <text:p>1</text:p>
          </table:table-cell>
          <table:table-cell office:value-type="string" table:style-name="ce1">
            <text:p>Sa</text:p>
          </table:table-cell>
          <table:table-cell table:number-columns-repeated="3"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4">
            <text:p>Any Crew pushed forward for a Boarding Attack, if the Crew inflicts hits, the Crew inflicts 2 extra hits.</text:p>
          </table:table-cell>
          <table:table-cell table:number-columns-repeated="16361"/>
        </table:table-row>
        <table:table-row table:style-name="ro1">
          <table:table-cell office:value-type="string" office:string-value="  &lt;card id=~7e926aa5-1e19-4072-9e97-7e7db171852b~ name=~Aleksi Novgorov~&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3~ /&gt;&lt;property name=~Crew Max.~ value=~~ /&gt;&lt;property name=~Move Cost~ value=~~ /&gt;&lt;property name=~Faction~ value=~Crimson Rogers~ /&gt;&lt;property name=~Text~ value=~*Ussura*&#10;Pyeryem 1 • Villainous&#10;Act: Once per turn discard a Pyeryem Knack attached to this Crew to search your deck for a Pyeryem 1 Knack that this Crew can attach. Attach that Knack to this Crew and shuffle your deck.~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7e926aa5-1e19-4072-9e97-7e7db171852b~ name=~Aleksi Novgorov~&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3~ /&gt;&lt;property name=~Crew Max.~ value=~~ /&gt;&lt;property name=~Move Cost~ value=~~ /&gt;&lt;property name=~Faction~ value=~Crimson Rogers~ /&gt;&lt;property name=~Text~ value=~*Ussura*</text:p>
            <text:p>Pyeryem 1 • Villainous</text:p>
            <text:p>Act: Once per turn discard a Pyeryem Knack attached to this Crew to search your deck for a Pyeryem 1 Knack that this Crew can attach. Attach that Knack to this Crew and shuffle your deck.~ /&gt;&lt;/card&gt;</text:p>
          </table:table-cell>
          <table:table-cell office:value-type="string" office:string-value=" &lt;Relationship Target=~/cards/PS_Aleksi.Novgorov.jpg~ Id=~C7e926aa5-1e19-4072-9e97-7e7db171852b~ Type=~http://schemas.octgn.org/picture~/&gt;" table:formula="of:=CONCATENATE(&quot; &lt;Relationship Target=~/cards/&quot;;[.D23];&quot;.jpg~ Id=~C&quot;;[.C23];&quot;~ Type=~http://schemas.octgn.org/picture~/&gt;&quot;)" table:style-name="ce1">
            <text:p><text:s/>&lt;Relationship Target=~/cards/PS_Aleksi.Novgorov.jpg~ Id=~C7e926aa5-1e19-4072-9e97-7e7db171852b~ Type=~http://schemas.octgn.org/picture~/&gt;</text:p>
          </table:table-cell>
          <table:table-cell office:value-type="string" table:style-name="ce1">
            <text:p>7e926aa5-1e19-4072-9e97-7e7db171852b</text:p>
          </table:table-cell>
          <table:table-cell office:value-type="string" table:style-name="ce1">
            <text:p>PS_Aleksi.Novgorov</text:p>
          </table:table-cell>
          <table:table-cell office:value-type="string" table:style-name="ce1">
            <text:p>Aleksi Novgorov</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Crimson Rogers</text:p>
          </table:table-cell>
          <table:table-cell office:value-type="string" table:style-name="ce4">
            <text:p>*Ussura*</text:p>
            <text:p>Pyeryem 1 • Villainous</text:p>
            <text:p>Act: Once per turn discard a Pyeryem Knack attached to this Crew to search your deck for a Pyeryem 1 Knack that this Crew can attach. Attach that Knack to this Crew and shuffle your deck.</text:p>
          </table:table-cell>
          <table:table-cell table:number-columns-repeated="16361"/>
        </table:table-row>
        <table:table-row table:style-name="ro1">
          <table:table-cell office:value-type="string" office:string-value="  &lt;card id=~f915f789-5ef0-453e-8fdf-4aaa15f31217~ name=~Valor and Heroism~&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or if you have a Control Card in play.&#10;Act: Tack your Captain and Ship to put a Control Attachment into play from your hand without paying its skill cost.~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f915f789-5ef0-453e-8fdf-4aaa15f31217~ name=~Valor and Heroism~&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or if you have a Control Card in play.</text:p>
            <text:p>Act: Tack your Captain and Ship to put a Control Attachment into play from your hand without paying its skill cost.~ /&gt;&lt;/card&gt;</text:p>
          </table:table-cell>
          <table:table-cell office:value-type="string" office:string-value=" &lt;Relationship Target=~/cards/PS_Valor.and.Heroism.jpg~ Id=~Cf915f789-5ef0-453e-8fdf-4aaa15f31217~ Type=~http://schemas.octgn.org/picture~/&gt;" table:formula="of:=CONCATENATE(&quot; &lt;Relationship Target=~/cards/&quot;;[.D24];&quot;.jpg~ Id=~C&quot;;[.C24];&quot;~ Type=~http://schemas.octgn.org/picture~/&gt;&quot;)" table:style-name="ce1">
            <text:p><text:s/>&lt;Relationship Target=~/cards/PS_Valor.and.Heroism.jpg~ Id=~Cf915f789-5ef0-453e-8fdf-4aaa15f31217~ Type=~http://schemas.octgn.org/picture~/&gt;</text:p>
          </table:table-cell>
          <table:table-cell office:value-type="string" table:style-name="ce1">
            <text:p>f915f789-5ef0-453e-8fdf-4aaa15f31217</text:p>
          </table:table-cell>
          <table:table-cell office:value-type="string" table:style-name="ce1">
            <text:p>PS_Valor.and.Heroism</text:p>
          </table:table-cell>
          <table:table-cell office:value-type="string" table:style-name="ce1">
            <text:p>Valor and Heroism</text:p>
          </table:table-cell>
          <table:table-cell office:value-type="string" table:style-name="ce1">
            <text:p>F</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4">
            <text:p>You may not play this card if you have a Villainous Captain or if you have a Control Card in play.</text:p>
            <text:p>Act: Tack your Captain and Ship to put a Control Attachment into play from your hand without paying its skill cost.</text:p>
          </table:table-cell>
          <table:table-cell table:number-columns-repeated="16361"/>
        </table:table-row>
        <table:table-row table:style-name="ro1">
          <table:table-cell office:value-type="string" office:string-value="  &lt;card id=~9132f848-61c2-4af2-bf67-054a2718df87~ name=~Rodrigo the Rightou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3~ /&gt;&lt;property name=~Swashbuckling~ value=~2~ /&gt;&lt;property name=~Crew Max.~ value=~~ /&gt;&lt;property name=~Move Cost~ value=~~ /&gt;&lt;property name=~Faction~ value=~Castille~ /&gt;&lt;property name=~Text~ value=~*Die Kreutzritter*&#10;Heroic • Holy • Swordsman +1&#10;Villainous Crew in this Sea produce 1 fewer Influence when tacking to produce Influence (min 0).~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9132f848-61c2-4af2-bf67-054a2718df87~ name=~Rodrigo the Rightou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3~ /&gt;&lt;property name=~Swashbuckling~ value=~2~ /&gt;&lt;property name=~Crew Max.~ value=~~ /&gt;&lt;property name=~Move Cost~ value=~~ /&gt;&lt;property name=~Faction~ value=~Castille~ /&gt;&lt;property name=~Text~ value=~*Die Kreutzritter*</text:p>
            <text:p>Heroic • Holy • Swordsman +1</text:p>
            <text:p>Villainous Crew in this Sea produce 1 fewer Influence when tacking to produce Influence (min 0).~ /&gt;&lt;/card&gt;</text:p>
          </table:table-cell>
          <table:table-cell office:value-type="string" office:string-value=" &lt;Relationship Target=~/cards/PS_Rodrigo.the.Rightous.jpg~ Id=~C9132f848-61c2-4af2-bf67-054a2718df87~ Type=~http://schemas.octgn.org/picture~/&gt;" table:formula="of:=CONCATENATE(&quot; &lt;Relationship Target=~/cards/&quot;;[.D25];&quot;.jpg~ Id=~C&quot;;[.C25];&quot;~ Type=~http://schemas.octgn.org/picture~/&gt;&quot;)" table:style-name="ce1">
            <text:p><text:s/>&lt;Relationship Target=~/cards/PS_Rodrigo.the.Rightous.jpg~ Id=~C9132f848-61c2-4af2-bf67-054a2718df87~ Type=~http://schemas.octgn.org/picture~/&gt;</text:p>
          </table:table-cell>
          <table:table-cell office:value-type="string" table:style-name="ce1">
            <text:p>9132f848-61c2-4af2-bf67-054a2718df87</text:p>
          </table:table-cell>
          <table:table-cell office:value-type="string" table:style-name="ce1">
            <text:p>PS_Rodrigo.the.Rightous</text:p>
          </table:table-cell>
          <table:table-cell office:value-type="string" table:style-name="ce1">
            <text:p>Rodrigo the Rightous</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4">
            <text:p>*Die Kreutzritter*</text:p>
            <text:p>Heroic • Holy • Swordsman +1</text:p>
            <text:p>Villainous Crew in this Sea produce 1 fewer Influence when tacking to produce Influence (min 0).</text:p>
          </table:table-cell>
          <table:table-cell table:number-columns-repeated="16361"/>
        </table:table-row>
        <table:table-row table:style-name="ro1">
          <table:table-cell office:value-type="string" office:string-value="  &lt;card id=~08e5d316-ad60-440d-a1f0-f6ca076110bf~ name=~Eisen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10;Control&#10;You may only play this card while your Ship is in the Frothing Sea. You must discard 3 Item Attachments to put this card into play. Your Captain is considered to have the Eisen symbol. Any player may discard this card by discarding 3 of their completed Adventures while in this Sea.&#10;Act: Tack this card and search your deck for an Adventure whose cost is reduced while you have The River in play. Put that card into your hand then shuffle your deck.~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08e5d316-ad60-440d-a1f0-f6ca076110bf~ name=~Eisen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text:p>
            <text:p>Control</text:p>
            <text:p>You may only play this card while your Ship is in the Frothing Sea. You must discard 3 Item Attachments to put this card into play. Your Captain is considered to have the Eisen symbol. Any player may discard this card by discarding 3 of their completed Adventures while in this Sea.</text:p>
            <text:p>Act: Tack this card and search your deck for an Adventure whose cost is reduced while you have The River in play. Put that card into your hand then shuffle your deck.~ /&gt;&lt;/card&gt;</text:p>
          </table:table-cell>
          <table:table-cell office:value-type="string" office:string-value=" &lt;Relationship Target=~/cards/PS_Eisen.Alliance.jpg~ Id=~C08e5d316-ad60-440d-a1f0-f6ca076110bf~ Type=~http://schemas.octgn.org/picture~/&gt;" table:formula="of:=CONCATENATE(&quot; &lt;Relationship Target=~/cards/&quot;;[.D26];&quot;.jpg~ Id=~C&quot;;[.C26];&quot;~ Type=~http://schemas.octgn.org/picture~/&gt;&quot;)" table:style-name="ce1">
            <text:p><text:s/>&lt;Relationship Target=~/cards/PS_Eisen.Alliance.jpg~ Id=~C08e5d316-ad60-440d-a1f0-f6ca076110bf~ Type=~http://schemas.octgn.org/picture~/&gt;</text:p>
          </table:table-cell>
          <table:table-cell office:value-type="string" table:style-name="ce1">
            <text:p>08e5d316-ad60-440d-a1f0-f6ca076110bf</text:p>
          </table:table-cell>
          <table:table-cell office:value-type="string" table:style-name="ce1">
            <text:p>PS_Eisen.Alliance</text:p>
          </table:table-cell>
          <table:table-cell office:value-type="string" table:style-name="ce1">
            <text:p>Eisen Alliance</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ROTHING SEA ATTACHMENT</text:p>
            <text:p>Control</text:p>
            <text:p>You may only play this card while your Ship is in the Frothing Sea. You must discard 3 Item Attachments to put this card into play. Your Captain is considered to have the Eisen symbol. Any player may discard this card by discarding 3 of their completed Adventures while in this Sea.</text:p>
            <text:p>Act: Tack this card and search your deck for an Adventure whose cost is reduced while you have The River in play. Put that card into your hand then shuffle your deck.</text:p>
          </table:table-cell>
          <table:table-cell table:number-columns-repeated="16361"/>
        </table:table-row>
        <table:table-row table:style-name="ro1">
          <table:table-cell office:value-type="string" office:string-value="  &lt;card id=~4592df6a-8d9f-4cc4-a86f-81ceecc6d66b~ name=~Yannick le Geant~&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Montaigne~ /&gt;&lt;property name=~Text~ value=~*Knights of the Rose and Cross*&#10;Heroic • Swordsman +3&#10;When this Crew tacks to absorb hits, he absorbs extra hits equal to the number of Crew cards in your sunk pile.~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4592df6a-8d9f-4cc4-a86f-81ceecc6d66b~ name=~Yannick le Geant~&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Montaigne~ /&gt;&lt;property name=~Text~ value=~*Knights of the Rose and Cross*</text:p>
            <text:p>Heroic • Swordsman +3</text:p>
            <text:p>When this Crew tacks to absorb hits, he absorbs extra hits equal to the number of Crew cards in your sunk pile.~ /&gt;&lt;/card&gt;</text:p>
          </table:table-cell>
          <table:table-cell office:value-type="string" office:string-value=" &lt;Relationship Target=~/cards/PS_Yannick.le.Geant.jpg~ Id=~C4592df6a-8d9f-4cc4-a86f-81ceecc6d66b~ Type=~http://schemas.octgn.org/picture~/&gt;" table:formula="of:=CONCATENATE(&quot; &lt;Relationship Target=~/cards/&quot;;[.D27];&quot;.jpg~ Id=~C&quot;;[.C27];&quot;~ Type=~http://schemas.octgn.org/picture~/&gt;&quot;)" table:style-name="ce1">
            <text:p><text:s/>&lt;Relationship Target=~/cards/PS_Yannick.le.Geant.jpg~ Id=~C4592df6a-8d9f-4cc4-a86f-81ceecc6d66b~ Type=~http://schemas.octgn.org/picture~/&gt;</text:p>
          </table:table-cell>
          <table:table-cell office:value-type="string" table:style-name="ce1">
            <text:p>4592df6a-8d9f-4cc4-a86f-81ceecc6d66b</text:p>
          </table:table-cell>
          <table:table-cell office:value-type="string" table:style-name="ce1">
            <text:p>PS_Yannick.le.Geant</text:p>
          </table:table-cell>
          <table:table-cell office:value-type="string" table:style-name="ce1">
            <text:p>Yannick le Geant</text:p>
          </table:table-cell>
          <table:table-cell office:value-type="string" table:style-name="ce1">
            <text:p>F</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1">
            <text:p>*Knights of the Rose and Cross*</text:p>
            <text:p>Heroic • Swordsman +3</text:p>
            <text:p>When this Crew tacks to absorb hits, he absorbs extra hits equal to the number of Crew cards in your sunk pile.</text:p>
          </table:table-cell>
          <table:table-cell table:number-columns-repeated="16361"/>
        </table:table-row>
        <table:table-row table:style-name="ro1">
          <table:table-cell office:value-type="string" office:string-value="  &lt;card id=~2361a8e5-cafe-48e4-92b0-d970c9049743~ name=~Fury of the Storm~&gt;&lt;property name=~Rarity~ value=~F~ /&gt;&lt;property name=~Type~ value=~Actions~ /&gt;&lt;property name=~Cost~ value=~5~ /&gt;&lt;property name=~Cost Type~ value=~Ad~ /&gt;&lt;property name=~Cancel~ value=~5~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10;Act: Target a Ship in this or an adjacent Sea. Discard any number of Weather cards from your hand (you may discard 0) to inflict hits on the target ship equal to 5 plus twice the number of cards discarded. This may not be cancled if you have at least one Laerdom Sorcerer on board your Ship.~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2361a8e5-cafe-48e4-92b0-d970c9049743~ name=~Fury of the Storm~&gt;&lt;property name=~Rarity~ value=~F~ /&gt;&lt;property name=~Type~ value=~Actions~ /&gt;&lt;property name=~Cost~ value=~5~ /&gt;&lt;property name=~Cost Type~ value=~Ad~ /&gt;&lt;property name=~Cancel~ value=~5~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text:p>
            <text:p>Act: Target a Ship in this or an adjacent Sea. Discard any number of Weather cards from your hand (you may discard 0) to inflict hits on the target ship equal to 5 plus twice the number of cards discarded. This may not be cancled if you have at least one Laerdom Sorcerer on board your Ship.~ /&gt;&lt;/card&gt;</text:p>
          </table:table-cell>
          <table:table-cell office:value-type="string" office:string-value=" &lt;Relationship Target=~/cards/PS_Fury.of.the.Storm.jpg~ Id=~C2361a8e5-cafe-48e4-92b0-d970c9049743~ Type=~http://schemas.octgn.org/picture~/&gt;" table:formula="of:=CONCATENATE(&quot; &lt;Relationship Target=~/cards/&quot;;[.D28];&quot;.jpg~ Id=~C&quot;;[.C28];&quot;~ Type=~http://schemas.octgn.org/picture~/&gt;&quot;)" table:style-name="ce1">
            <text:p><text:s/>&lt;Relationship Target=~/cards/PS_Fury.of.the.Storm.jpg~ Id=~C2361a8e5-cafe-48e4-92b0-d970c9049743~ Type=~http://schemas.octgn.org/picture~/&gt;</text:p>
          </table:table-cell>
          <table:table-cell office:value-type="string" table:style-name="ce1">
            <text:p>2361a8e5-cafe-48e4-92b0-d970c9049743</text:p>
          </table:table-cell>
          <table:table-cell office:value-type="string" table:style-name="ce1">
            <text:p>PS_Fury.of.the.Storm</text:p>
          </table:table-cell>
          <table:table-cell office:value-type="string" table:style-name="ce1">
            <text:p>Fury of the Storm</text:p>
          </table:table-cell>
          <table:table-cell office:value-type="string" table:style-name="ce1">
            <text:p>F</text:p>
          </table:table-cell>
          <table:table-cell office:value-type="string" table:style-name="ce1">
            <text:p>Actions</text:p>
          </table:table-cell>
          <table:table-cell office:value-type="float" office:value="5" table:style-name="ce1">
            <text:p>5</text:p>
          </table:table-cell>
          <table:table-cell office:value-type="string" table:style-name="ce1">
            <text:p>Ad</text:p>
          </table:table-cell>
          <table:table-cell office:value-type="float" office:value="5" table:style-name="ce1">
            <text:p>5</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4">
            <text:p>Weather</text:p>
            <text:p>Act: Target a Ship in this or an adjacent Sea. Discard any number of Weather cards from your hand (you may discard 0) to inflict hits on the target ship equal to 5 plus twice the number of cards discarded. This may not be cancled if you have at least one Laerdom Sorcerer on board your Ship.</text:p>
          </table:table-cell>
          <table:table-cell table:number-columns-repeated="16361"/>
        </table:table-row>
        <table:table-row table:style-name="ro1">
          <table:table-cell office:value-type="string" office:string-value="  &lt;card id=~b1460841-a9e3-49ef-9221-dd69929b8d3c~ name=~Basil “Backlash” Hawkin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5~ /&gt;&lt;property name=~Sailing~ value=~0~ /&gt;&lt;property name=~Adventuring~ value=~1~ /&gt;&lt;property name=~Influence~ value=~1~ /&gt;&lt;property name=~Swashbuckling~ value=~2~ /&gt;&lt;property name=~Crew Max.~ value=~~ /&gt;&lt;property name=~Move Cost~ value=~~ /&gt;&lt;property name=~Faction~ value=~Crimson Rogers~ /&gt;&lt;property name=~Text~ value=~*Rilasciarie*&#10;Loyal • Unique • Villainous&#10;This Crew inflicts 2 hits on your Ship when he tacks to perform a Cannon Attack (suffer these hits before the Cannon hits are dealt).~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b1460841-a9e3-49ef-9221-dd69929b8d3c~ name=~Basil “Backlash” Hawkins~&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5~ /&gt;&lt;property name=~Sailing~ value=~0~ /&gt;&lt;property name=~Adventuring~ value=~1~ /&gt;&lt;property name=~Influence~ value=~1~ /&gt;&lt;property name=~Swashbuckling~ value=~2~ /&gt;&lt;property name=~Crew Max.~ value=~~ /&gt;&lt;property name=~Move Cost~ value=~~ /&gt;&lt;property name=~Faction~ value=~Crimson Rogers~ /&gt;&lt;property name=~Text~ value=~*Rilasciarie*</text:p>
            <text:p>Loyal • Unique • Villainous</text:p>
            <text:p>This Crew inflicts 2 hits on your Ship when he tacks to perform a Cannon Attack (suffer these hits before the Cannon hits are dealt).~ /&gt;&lt;/card&gt;</text:p>
          </table:table-cell>
          <table:table-cell office:value-type="string" office:string-value=" &lt;Relationship Target=~/cards/PS_Basil.Backlash.Hawkins.jpg~ Id=~Cb1460841-a9e3-49ef-9221-dd69929b8d3c~ Type=~http://schemas.octgn.org/picture~/&gt;" table:formula="of:=CONCATENATE(&quot; &lt;Relationship Target=~/cards/&quot;;[.D29];&quot;.jpg~ Id=~C&quot;;[.C29];&quot;~ Type=~http://schemas.octgn.org/picture~/&gt;&quot;)" table:style-name="ce1">
            <text:p><text:s/>&lt;Relationship Target=~/cards/PS_Basil.Backlash.Hawkins.jpg~ Id=~Cb1460841-a9e3-49ef-9221-dd69929b8d3c~ Type=~http://schemas.octgn.org/picture~/&gt;</text:p>
          </table:table-cell>
          <table:table-cell office:value-type="string" table:style-name="ce1">
            <text:p>b1460841-a9e3-49ef-9221-dd69929b8d3c</text:p>
          </table:table-cell>
          <table:table-cell office:value-type="string" table:style-name="ce1">
            <text:p>PS_Basil.Backlash.Hawkins</text:p>
          </table:table-cell>
          <table:table-cell office:value-type="string" table:style-name="ce1">
            <text:p>Basil “Backlash” Hawkins</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5" table:style-name="ce1">
            <text:p>5</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4">
            <text:p>*Rilasciarie*</text:p>
            <text:p>Loyal • Unique • Villainous</text:p>
            <text:p>This Crew inflicts 2 hits on your Ship when he tacks to perform a Cannon Attack (suffer these hits before the Cannon hits are dealt).</text:p>
          </table:table-cell>
          <table:table-cell table:number-columns-repeated="16361"/>
        </table:table-row>
        <table:table-row table:style-name="ro1">
          <table:table-cell office:value-type="string" office:string-value="  &lt;card id=~2407ffb2-7f66-4aa1-8371-a1cb3913e244~ name=~Brian Skar~&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0~ /&gt;&lt;property name=~Influence~ value=~1~ /&gt;&lt;property name=~Swashbuckling~ value=~2~ /&gt;&lt;property name=~Crew Max.~ value=~~ /&gt;&lt;property name=~Move Cost~ value=~~ /&gt;&lt;property name=~Faction~ value=~Vesten~ /&gt;&lt;property name=~Text~ value=~Villainous • Swordsman +1&#10;If any other Ship has more Loyal Crew on board than you have one your Ship, this Crew gains +1 Swashbuckling.&#10;React: After you have reversed a Boarding Attack from your hand, discard the top card of your deck. The Boarding Attack is now considered the same as the discarded card.~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2407ffb2-7f66-4aa1-8371-a1cb3913e244~ name=~Brian Skar~&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0~ /&gt;&lt;property name=~Influence~ value=~1~ /&gt;&lt;property name=~Swashbuckling~ value=~2~ /&gt;&lt;property name=~Crew Max.~ value=~~ /&gt;&lt;property name=~Move Cost~ value=~~ /&gt;&lt;property name=~Faction~ value=~Vesten~ /&gt;&lt;property name=~Text~ value=~Villainous • Swordsman +1</text:p>
            <text:p>If any other Ship has more Loyal Crew on board than you have one your Ship, this Crew gains +1 Swashbuckling.</text:p>
            <text:p>React: After you have reversed a Boarding Attack from your hand, discard the top card of your deck. The Boarding Attack is now considered the same as the discarded card.~ /&gt;&lt;/card&gt;</text:p>
          </table:table-cell>
          <table:table-cell office:value-type="string" office:string-value=" &lt;Relationship Target=~/cards/PS_Brian.Skar.jpg~ Id=~C2407ffb2-7f66-4aa1-8371-a1cb3913e244~ Type=~http://schemas.octgn.org/picture~/&gt;" table:formula="of:=CONCATENATE(&quot; &lt;Relationship Target=~/cards/&quot;;[.D30];&quot;.jpg~ Id=~C&quot;;[.C30];&quot;~ Type=~http://schemas.octgn.org/picture~/&gt;&quot;)" table:style-name="ce1">
            <text:p><text:s/>&lt;Relationship Target=~/cards/PS_Brian.Skar.jpg~ Id=~C2407ffb2-7f66-4aa1-8371-a1cb3913e244~ Type=~http://schemas.octgn.org/picture~/&gt;</text:p>
          </table:table-cell>
          <table:table-cell office:value-type="string" table:style-name="ce1">
            <text:p>2407ffb2-7f66-4aa1-8371-a1cb3913e244</text:p>
          </table:table-cell>
          <table:table-cell office:value-type="string" table:style-name="ce1">
            <text:p>PS_Brian.Skar</text:p>
          </table:table-cell>
          <table:table-cell office:value-type="string" table:style-name="ce1">
            <text:p>Brian Skar</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4">
            <text:p>Villainous • Swordsman +1</text:p>
            <text:p>If any other Ship has more Loyal Crew on board than you have one your Ship, this Crew gains +1 Swashbuckling.</text:p>
            <text:p>React: After you have reversed a Boarding Attack from your hand, discard the top card of your deck. The Boarding Attack is now considered the same as the discarded card.</text:p>
          </table:table-cell>
          <table:table-cell table:number-columns-repeated="16361"/>
        </table:table-row>
        <table:table-row table:style-name="ro1">
          <table:table-cell office:value-type="string" office:string-value="  &lt;card id=~dd08089b-7d7b-4558-aa17-25dbcbc808ae~ name=~Captain Red~&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4~ /&gt;&lt;property name=~Adventuring~ value=~5~ /&gt;&lt;property name=~Influence~ value=~3~ /&gt;&lt;property name=~Swashbuckling~ value=~3~ /&gt;&lt;property name=~Crew Max.~ value=~~ /&gt;&lt;property name=~Move Cost~ value=~~ /&gt;&lt;property name=~Faction~ value=~Gosse's Gentlemen~ /&gt;&lt;property name=~Text~ value=~Start: The Mirror&#10;Heroic • Swordsman +2&#10;You may not have Red The Adventurer on board.&#10;While you have 4 or more other Gosse Crew on board, your Captain has the following ability: React: When you are tacking one of your Gosse Crew to produce Adventuring for a skill cost or any other skill for a cancel cost,  tack an Attachment attached to the tacking Gosse Crew to produce one extra point of that skill (or two extra points if the Attachment is titled “Red”).~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dd08089b-7d7b-4558-aa17-25dbcbc808ae~ name=~Captain Red~&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2~ /&gt;&lt;property name=~Sailing~ value=~4~ /&gt;&lt;property name=~Adventuring~ value=~5~ /&gt;&lt;property name=~Influence~ value=~3~ /&gt;&lt;property name=~Swashbuckling~ value=~3~ /&gt;&lt;property name=~Crew Max.~ value=~~ /&gt;&lt;property name=~Move Cost~ value=~~ /&gt;&lt;property name=~Faction~ value=~Gosse's Gentlemen~ /&gt;&lt;property name=~Text~ value=~Start: The Mirror</text:p>
            <text:p>Heroic • Swordsman +2</text:p>
            <text:p>You may not have Red The Adventurer on board.</text:p>
            <text:p>While you have 4 or more other Gosse Crew on board, your Captain has the following ability: React: When you are tacking one of your Gosse Crew to produce Adventuring for a skill cost or any other skill for a cancel cost, <text:s/>tack an Attachment attached to the tacking Gosse Crew to produce one extra point of that skill (or two extra points if the Attachment is titled “Red”).~ /&gt;&lt;/card&gt;</text:p>
          </table:table-cell>
          <table:table-cell office:value-type="string" office:string-value=" &lt;Relationship Target=~/cards/PS_Captain.Red.jpg~ Id=~Cdd08089b-7d7b-4558-aa17-25dbcbc808ae~ Type=~http://schemas.octgn.org/picture~/&gt;" table:formula="of:=CONCATENATE(&quot; &lt;Relationship Target=~/cards/&quot;;[.D31];&quot;.jpg~ Id=~C&quot;;[.C31];&quot;~ Type=~http://schemas.octgn.org/picture~/&gt;&quot;)" table:style-name="ce1">
            <text:p><text:s/>&lt;Relationship Target=~/cards/PS_Captain.Red.jpg~ Id=~Cdd08089b-7d7b-4558-aa17-25dbcbc808ae~ Type=~http://schemas.octgn.org/picture~/&gt;</text:p>
          </table:table-cell>
          <table:table-cell office:value-type="string" table:style-name="ce1">
            <text:p>dd08089b-7d7b-4558-aa17-25dbcbc808ae</text:p>
          </table:table-cell>
          <table:table-cell office:value-type="string" table:style-name="ce1">
            <text:p>PS_Captain.Red</text:p>
          </table:table-cell>
          <table:table-cell office:value-type="string" table:style-name="ce1">
            <text:p>Captain Red</text:p>
          </table:table-cell>
          <table:table-cell office:value-type="string" table:style-name="ce1">
            <text:p>F</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2" table:style-name="ce1">
            <text:p>2</text:p>
          </table:table-cell>
          <table:table-cell office:value-type="float" office:value="4" table:style-name="ce1">
            <text:p>4</text:p>
          </table:table-cell>
          <table:table-cell office:value-type="float" office:value="5" table:style-name="ce1">
            <text:p>5</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Gosse's Gentlemen</text:p>
          </table:table-cell>
          <table:table-cell office:value-type="string" table:style-name="ce4">
            <text:p>Start: The Mirror</text:p>
            <text:p>Heroic • Swordsman +2</text:p>
            <text:p>You may not have Red The Adventurer on board.</text:p>
            <text:p>While you have 4 or more other Gosse Crew on board, your Captain has the following ability: React: When you are tacking one of your Gosse Crew to produce Adventuring for a skill cost or any other skill for a cancel cost, <text:s/>tack an Attachment attached to the tacking Gosse Crew to produce one extra point of that skill (or two extra points if the Attachment is titled “Red”).</text:p>
          </table:table-cell>
          <table:table-cell table:number-columns-repeated="16361"/>
        </table:table-row>
        <table:table-row table:style-name="ro1">
          <table:table-cell office:value-type="string" office:string-value="  &lt;card id=~43f1f549-6e55-4385-b484-0d64d97d3545~ name=~The Elixer of Life~&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Scry 1 Knack&#10;To complete: Tack one of your Sorcerers with Scry 1 or more.&#10;Crew Attachment:&#10;Act: Once per turn, discard another Scry Knack attached to this Crew to draw a card.&#10;React: Tack this card and any one of your Crew  when you are suffering hits to suffer 4 fewer hits.~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43f1f549-6e55-4385-b484-0d64d97d3545~ name=~The Elixer of Life~&gt;&lt;property name=~Rarity~ value=~F~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Scry 1 Knack</text:p>
            <text:p>To complete: Tack one of your Sorcerers with Scry 1 or more.</text:p>
            <text:p>Crew Attachment:</text:p>
            <text:p>Act: Once per turn, discard another Scry Knack attached to this Crew to draw a card.</text:p>
            <text:p>React: Tack this card and any one of your Crew <text:s/>when you are suffering hits to suffer 4 fewer hits.~ /&gt;&lt;/card&gt;</text:p>
          </table:table-cell>
          <table:table-cell office:value-type="string" office:string-value=" &lt;Relationship Target=~/cards/PS_The.Elixer.of.Life.jpg~ Id=~C43f1f549-6e55-4385-b484-0d64d97d3545~ Type=~http://schemas.octgn.org/picture~/&gt;" table:formula="of:=CONCATENATE(&quot; &lt;Relationship Target=~/cards/&quot;;[.D32];&quot;.jpg~ Id=~C&quot;;[.C32];&quot;~ Type=~http://schemas.octgn.org/picture~/&gt;&quot;)" table:style-name="ce1">
            <text:p><text:s/>&lt;Relationship Target=~/cards/PS_The.Elixer.of.Life.jpg~ Id=~C43f1f549-6e55-4385-b484-0d64d97d3545~ Type=~http://schemas.octgn.org/picture~/&gt;</text:p>
          </table:table-cell>
          <table:table-cell office:value-type="string" table:style-name="ce1">
            <text:p>43f1f549-6e55-4385-b484-0d64d97d3545</text:p>
          </table:table-cell>
          <table:table-cell office:value-type="string" table:style-name="ce1">
            <text:p>PS_The.Elixer.of.Life</text:p>
          </table:table-cell>
          <table:table-cell office:value-type="string" table:style-name="ce1">
            <text:p>The Elixer of Life</text:p>
          </table:table-cell>
          <table:table-cell office:value-type="string" table:style-name="ce1">
            <text:p>F</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Scry 1 Knack</text:p>
            <text:p>To complete: Tack one of your Sorcerers with Scry 1 or more.</text:p>
            <text:p>Crew Attachment:</text:p>
            <text:p>Act: Once per turn, discard another Scry Knack attached to this Crew to draw a card.</text:p>
            <text:p>React: Tack this card and any one of your Crew <text:s/>when you are suffering hits to suffer 4 fewer hits.</text:p>
          </table:table-cell>
          <table:table-cell table:number-columns-repeated="16361"/>
        </table:table-row>
        <table:table-row table:style-name="ro1">
          <table:table-cell office:value-type="string" office:string-value="  &lt;card id=~d7c1ffbb-507d-4196-acc0-876401a74667~ name=~Francisco Garcia del Torres~&gt;&lt;property name=~Rarity~ value=~F~ /&gt;&lt;property name=~Type~ value=~Crew~ /&gt;&lt;property name=~Cost~ value=~4~ /&gt;&lt;property name=~Cost Type~ value=~~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Gosse's Gentlemen~ /&gt;&lt;property name=~Text~ value=~*Knights of the Rose and Cross*&#10;Topman • Heroic&#10;React: When this Crew inflicts hits during a Boarding Attack, discard any number of cards from your hand to inflict one extra hit for each card discarded.~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d7c1ffbb-507d-4196-acc0-876401a74667~ name=~Francisco Garcia del Torres~&gt;&lt;property name=~Rarity~ value=~F~ /&gt;&lt;property name=~Type~ value=~Crew~ /&gt;&lt;property name=~Cost~ value=~4~ /&gt;&lt;property name=~Cost Type~ value=~~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Gosse's Gentlemen~ /&gt;&lt;property name=~Text~ value=~*Knights of the Rose and Cross*</text:p>
            <text:p>Topman • Heroic</text:p>
            <text:p>React: When this Crew inflicts hits during a Boarding Attack, discard any number of cards from your hand to inflict one extra hit for each card discarded.~ /&gt;&lt;/card&gt;</text:p>
          </table:table-cell>
          <table:table-cell office:value-type="string" office:string-value=" &lt;Relationship Target=~/cards/PS_Francisco.Garcia.del.Torres.jpg~ Id=~Cd7c1ffbb-507d-4196-acc0-876401a74667~ Type=~http://schemas.octgn.org/picture~/&gt;" table:formula="of:=CONCATENATE(&quot; &lt;Relationship Target=~/cards/&quot;;[.D33];&quot;.jpg~ Id=~C&quot;;[.C33];&quot;~ Type=~http://schemas.octgn.org/picture~/&gt;&quot;)" table:style-name="ce1">
            <text:p><text:s/>&lt;Relationship Target=~/cards/PS_Francisco.Garcia.del.Torres.jpg~ Id=~Cd7c1ffbb-507d-4196-acc0-876401a74667~ Type=~http://schemas.octgn.org/picture~/&gt;</text:p>
          </table:table-cell>
          <table:table-cell office:value-type="string" table:style-name="ce1">
            <text:p>d7c1ffbb-507d-4196-acc0-876401a74667</text:p>
          </table:table-cell>
          <table:table-cell office:value-type="string" table:style-name="ce1">
            <text:p>PS_Francisco.Garcia.del.Torres</text:p>
          </table:table-cell>
          <table:table-cell office:value-type="string" table:style-name="ce1">
            <text:p>Francisco Garcia del Torres</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table:number-columns-repeated="4"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Knights of the Rose and Cross*</text:p>
            <text:p>Topman • Heroic</text:p>
            <text:p>React: When this Crew inflicts hits during a Boarding Attack, discard any number of cards from your hand to inflict one extra hit for each card discarded.</text:p>
          </table:table-cell>
          <table:table-cell table:number-columns-repeated="16361"/>
        </table:table-row>
        <table:table-row table:style-name="ro1">
          <table:table-cell office:value-type="string" office:string-value="  &lt;card id=~fd81ed72-568a-46a1-93e4-d14afaafe460~ name=~Ussuran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MIRROR ATTACHMENT&#10;Control&#10;You may only play this card while your Ship is in The Mirror.&#10;You must discard 3 Goods Attachments to put this card into play.&#10;Your Captain is considered to have the Ussuran symbol. Any player may discard this card by discarding 3 of their completed Adventures as an Action while in this Sea.&#10;Tack this card and search your deck for a Henchman Attachment or Adventure. Put that card in your hand then shuffle your deck.~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fd81ed72-568a-46a1-93e4-d14afaafe460~ name=~Ussuran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MIRROR ATTACHMENT</text:p>
            <text:p>Control</text:p>
            <text:p>You may only play this card while your Ship is in The Mirror.</text:p>
            <text:p>You must discard 3 Goods Attachments to put this card into play.</text:p>
            <text:p>Your Captain is considered to have the Ussuran symbol. Any player may discard this card by discarding 3 of their completed Adventures as an Action while in this Sea.</text:p>
            <text:p>Tack this card and search your deck for a Henchman Attachment or Adventure. Put that card in your hand then shuffle your deck.~ /&gt;&lt;/card&gt;</text:p>
          </table:table-cell>
          <table:table-cell office:value-type="string" office:string-value=" &lt;Relationship Target=~/cards/PS_Ussuran.Alliance.jpg~ Id=~Cfd81ed72-568a-46a1-93e4-d14afaafe460~ Type=~http://schemas.octgn.org/picture~/&gt;" table:formula="of:=CONCATENATE(&quot; &lt;Relationship Target=~/cards/&quot;;[.D34];&quot;.jpg~ Id=~C&quot;;[.C34];&quot;~ Type=~http://schemas.octgn.org/picture~/&gt;&quot;)" table:style-name="ce1">
            <text:p><text:s/>&lt;Relationship Target=~/cards/PS_Ussuran.Alliance.jpg~ Id=~Cfd81ed72-568a-46a1-93e4-d14afaafe460~ Type=~http://schemas.octgn.org/picture~/&gt;</text:p>
          </table:table-cell>
          <table:table-cell office:value-type="string" table:style-name="ce1">
            <text:p>fd81ed72-568a-46a1-93e4-d14afaafe460</text:p>
          </table:table-cell>
          <table:table-cell office:value-type="string" table:style-name="ce1">
            <text:p>PS_Ussuran.Alliance</text:p>
          </table:table-cell>
          <table:table-cell office:value-type="string" table:style-name="ce1">
            <text:p>Ussuran Alliance</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4">
            <text:p>THE MIRROR ATTACHMENT</text:p>
            <text:p>Control</text:p>
            <text:p>You may only play this card while your Ship is in The Mirror.</text:p>
            <text:p>You must discard 3 Goods Attachments to put this card into play.</text:p>
            <text:p>Your Captain is considered to have the Ussuran symbol. Any player may discard this card by discarding 3 of their completed Adventures as an Action while in this Sea.</text:p>
            <text:p>Tack this card and search your deck for a Henchman Attachment or Adventure. Put that card in your hand then shuffle your deck.</text:p>
          </table:table-cell>
          <table:table-cell table:number-columns-repeated="16361"/>
        </table:table-row>
        <table:table-row table:style-name="ro1">
          <table:table-cell office:value-type="string" office:string-value="  &lt;card id=~e3f684a7-3e6a-4a3f-9bd9-eb7babfc1963~ name=~Battle for La Bucca~&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10;Control&#10;You must sink two of your untacked Crew to put this card into play, and may only play this card while your ship is in La Boca.&#10;Any player in this Sea may discard this card by sinking three of their untacked Crew as an Action.&#10;While in this Sea, Captains and Crew that share a Nation, Secret Society, or Faction symbol with their Captain inflict one extra hit with Boarding Attacks and Cannon Attacks.~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e3f684a7-3e6a-4a3f-9bd9-eb7babfc1963~ name=~Battle for La Bucca~&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text:p>
            <text:p>Control</text:p>
            <text:p>You must sink two of your untacked Crew to put this card into play, and may only play this card while your ship is in La Boca.</text:p>
            <text:p>Any player in this Sea may discard this card by sinking three of their untacked Crew as an Action.</text:p>
            <text:p>While in this Sea, Captains and Crew that share a Nation, Secret Society, or Faction symbol with their Captain inflict one extra hit with Boarding Attacks and Cannon Attacks.~ /&gt;&lt;/card&gt;</text:p>
          </table:table-cell>
          <table:table-cell office:value-type="string" office:string-value=" &lt;Relationship Target=~/cards/PS_Battle.for.La.Bucca.jpg~ Id=~Ce3f684a7-3e6a-4a3f-9bd9-eb7babfc1963~ Type=~http://schemas.octgn.org/picture~/&gt;" table:formula="of:=CONCATENATE(&quot; &lt;Relationship Target=~/cards/&quot;;[.D35];&quot;.jpg~ Id=~C&quot;;[.C35];&quot;~ Type=~http://schemas.octgn.org/picture~/&gt;&quot;)" table:style-name="ce1">
            <text:p><text:s/>&lt;Relationship Target=~/cards/PS_Battle.for.La.Bucca.jpg~ Id=~Ce3f684a7-3e6a-4a3f-9bd9-eb7babfc1963~ Type=~http://schemas.octgn.org/picture~/&gt;</text:p>
          </table:table-cell>
          <table:table-cell office:value-type="string" table:style-name="ce1">
            <text:p>e3f684a7-3e6a-4a3f-9bd9-eb7babfc1963</text:p>
          </table:table-cell>
          <table:table-cell office:value-type="string" table:style-name="ce1">
            <text:p>PS_Battle.for.La.Bucca</text:p>
          </table:table-cell>
          <table:table-cell office:value-type="string" table:style-name="ce1">
            <text:p>Battle for La Bucca</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4">
            <text:p>LA BOCA ATTACHMENT</text:p>
            <text:p>Control</text:p>
            <text:p>You must sink two of your untacked Crew to put this card into play, and may only play this card while your ship is in La Boca.</text:p>
            <text:p>Any player in this Sea may discard this card by sinking three of their untacked Crew as an Action.</text:p>
            <text:p>While in this Sea, Captains and Crew that share a Nation, Secret Society, or Faction symbol with their Captain inflict one extra hit with Boarding Attacks and Cannon Attacks.</text:p>
          </table:table-cell>
          <table:table-cell table:number-columns-repeated="16361"/>
        </table:table-row>
        <table:table-row table:style-name="ro1">
          <table:table-cell office:value-type="string" office:string-value="  &lt;card id=~5f24c2d6-18d2-4d29-b3f4-f6abf30d5374~ name=~Something’s Got to Go~&gt;&lt;property name=~Rarity~ value=~F~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n Attachment on a Ship with more Crew on board than the Ship’s printed Crew Maximum. That Attachment’s&#10;controler must either sink the Attachment or sink an untacked Crew.~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5f24c2d6-18d2-4d29-b3f4-f6abf30d5374~ name=~Something’s Got to Go~&gt;&lt;property name=~Rarity~ value=~F~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n Attachment on a Ship with more Crew on board than the Ship’s printed Crew Maximum. That Attachment’s</text:p>
            <text:p>controler must either sink the Attachment or sink an untacked Crew.~ /&gt;&lt;/card&gt;</text:p>
          </table:table-cell>
          <table:table-cell office:value-type="string" office:string-value=" &lt;Relationship Target=~/cards/PS_Somethings.Got.to.Go.jpg~ Id=~C5f24c2d6-18d2-4d29-b3f4-f6abf30d5374~ Type=~http://schemas.octgn.org/picture~/&gt;" table:formula="of:=CONCATENATE(&quot; &lt;Relationship Target=~/cards/&quot;;[.D36];&quot;.jpg~ Id=~C&quot;;[.C36];&quot;~ Type=~http://schemas.octgn.org/picture~/&gt;&quot;)" table:style-name="ce1">
            <text:p><text:s/>&lt;Relationship Target=~/cards/PS_Somethings.Got.to.Go.jpg~ Id=~C5f24c2d6-18d2-4d29-b3f4-f6abf30d5374~ Type=~http://schemas.octgn.org/picture~/&gt;</text:p>
          </table:table-cell>
          <table:table-cell office:value-type="string" table:style-name="ce1">
            <text:p>5f24c2d6-18d2-4d29-b3f4-f6abf30d5374</text:p>
          </table:table-cell>
          <table:table-cell office:value-type="string" table:style-name="ce1">
            <text:p>PS_Somethings.Got.to.Go</text:p>
          </table:table-cell>
          <table:table-cell office:value-type="string" table:style-name="ce1">
            <text:p>Something’s Got to Go</text:p>
          </table:table-cell>
          <table:table-cell office:value-type="string" table:style-name="ce1">
            <text:p>F</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4">
            <text:p>Act: Target an Attachment on a Ship with more Crew on board than the Ship’s printed Crew Maximum. That Attachment’s</text:p>
            <text:p>controler must either sink the Attachment or sink an untacked Crew.</text:p>
          </table:table-cell>
          <table:table-cell table:number-columns-repeated="16361"/>
        </table:table-row>
        <table:table-row table:style-name="ro1">
          <table:table-cell office:value-type="string" office:string-value="  &lt;card id=~4a3d6ca3-744f-45d6-bfb6-853e6c9969e7~ name=~Buried Treasure~&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card in your sunk pile (other than another Buried Treasure card) and take that card into your hand then sink this card.~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4a3d6ca3-744f-45d6-bfb6-853e6c9969e7~ name=~Buried Treasure~&gt;&lt;property name=~Rarity~ value=~F~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card in your sunk pile (other than another Buried Treasure card) and take that card into your hand then sink this card.~ /&gt;&lt;/card&gt;</text:p>
          </table:table-cell>
          <table:table-cell office:value-type="string" office:string-value=" &lt;Relationship Target=~/cards/PS_Buried.Treasure.jpg~ Id=~C4a3d6ca3-744f-45d6-bfb6-853e6c9969e7~ Type=~http://schemas.octgn.org/picture~/&gt;" table:formula="of:=CONCATENATE(&quot; &lt;Relationship Target=~/cards/&quot;;[.D37];&quot;.jpg~ Id=~C&quot;;[.C37];&quot;~ Type=~http://schemas.octgn.org/picture~/&gt;&quot;)" table:style-name="ce1">
            <text:p><text:s/>&lt;Relationship Target=~/cards/PS_Buried.Treasure.jpg~ Id=~C4a3d6ca3-744f-45d6-bfb6-853e6c9969e7~ Type=~http://schemas.octgn.org/picture~/&gt;</text:p>
          </table:table-cell>
          <table:table-cell office:value-type="string" table:style-name="ce1">
            <text:p>4a3d6ca3-744f-45d6-bfb6-853e6c9969e7</text:p>
          </table:table-cell>
          <table:table-cell office:value-type="string" table:style-name="ce1">
            <text:p>PS_Buried.Treasure</text:p>
          </table:table-cell>
          <table:table-cell office:value-type="string" table:style-name="ce1">
            <text:p>Buried Treasure</text:p>
          </table:table-cell>
          <table:table-cell office:value-type="string" table:style-name="ce1">
            <text:p>F</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4">
            <text:p>Act: Target a card in your sunk pile (other than another Buried Treasure card) and take that card into your hand then sink this card.</text:p>
          </table:table-cell>
          <table:table-cell table:number-columns-repeated="16361"/>
        </table:table-row>
        <table:table-row table:style-name="ro1">
          <table:table-cell office:value-type="string" office:string-value="  &lt;card id=~534f1a95-b71a-4d31-bca4-5cc3874fbef5~ name=~Sean Garloise~&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2~ /&gt;&lt;property name=~Crew Max.~ value=~~ /&gt;&lt;property name=~Move Cost~ value=~~ /&gt;&lt;property name=~Faction~ value=~Sea Dogs * Explorer's Society~ /&gt;&lt;property name=~Text~ value=~Loyal • Unique&#10;If you have an Explorers Captain, this Crew gains +1 Adventuring.&#10;If you have a Sea Dogs Captain, this Crew gains +1 Swashbuckling.&#10;When tacking to produce Influence to hire a Crew aligned to your Captain’s faction, this Crew produces 2 extra Influence if there is at least one card in play with the word “Beer”, “Rum”, or “Wine” in its title.~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534f1a95-b71a-4d31-bca4-5cc3874fbef5~ name=~Sean Garloise~&gt;&lt;property name=~Rarity~ value=~F~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2~ /&gt;&lt;property name=~Swashbuckling~ value=~2~ /&gt;&lt;property name=~Crew Max.~ value=~~ /&gt;&lt;property name=~Move Cost~ value=~~ /&gt;&lt;property name=~Faction~ value=~Sea Dogs * Explorer's Society~ /&gt;&lt;property name=~Text~ value=~Loyal • Unique</text:p>
            <text:p>If you have an Explorers Captain, this Crew gains +1 Adventuring.</text:p>
            <text:p>If you have a Sea Dogs Captain, this Crew gains +1 Swashbuckling.</text:p>
            <text:p>When tacking to produce Influence to hire a Crew aligned to your Captain’s faction, this Crew produces 2 extra Influence if there is at least one card in play with the word “Beer”, “Rum”, or “Wine” in its title.~ /&gt;&lt;/card&gt;</text:p>
          </table:table-cell>
          <table:table-cell office:value-type="string" office:string-value=" &lt;Relationship Target=~/cards/PS_Sean.Garloise.jpg~ Id=~C534f1a95-b71a-4d31-bca4-5cc3874fbef5~ Type=~http://schemas.octgn.org/picture~/&gt;" table:formula="of:=CONCATENATE(&quot; &lt;Relationship Target=~/cards/&quot;;[.D38];&quot;.jpg~ Id=~C&quot;;[.C38];&quot;~ Type=~http://schemas.octgn.org/picture~/&gt;&quot;)" table:style-name="ce1">
            <text:p><text:s/>&lt;Relationship Target=~/cards/PS_Sean.Garloise.jpg~ Id=~C534f1a95-b71a-4d31-bca4-5cc3874fbef5~ Type=~http://schemas.octgn.org/picture~/&gt;</text:p>
          </table:table-cell>
          <table:table-cell office:value-type="string" table:style-name="ce1">
            <text:p>534f1a95-b71a-4d31-bca4-5cc3874fbef5</text:p>
          </table:table-cell>
          <table:table-cell office:value-type="string" table:style-name="ce1">
            <text:p>PS_Sean.Garloise</text:p>
          </table:table-cell>
          <table:table-cell office:value-type="string" table:style-name="ce1">
            <text:p>Sean Garloise</text:p>
          </table:table-cell>
          <table:table-cell office:value-type="string" table:style-name="ce1">
            <text:p>F</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Sea Dogs * Explorer's Society</text:p>
          </table:table-cell>
          <table:table-cell office:value-type="string" table:style-name="ce1">
            <text:p>Loyal • Unique</text:p>
            <text:p>If you have an Explorers Captain, this Crew gains +1 Adventuring.</text:p>
            <text:p>If you have a Sea Dogs Captain, this Crew gains +1 Swashbuckling.</text:p>
            <text:p>When tacking to produce Influence to hire a Crew aligned to your Captain’s faction, this Crew produces 2 extra Influence if there is at least one card in play with the word “Beer”, “Rum”, or “Wine” in its title.</text:p>
          </table:table-cell>
          <table:table-cell table:number-columns-repeated="16361"/>
        </table:table-row>
        <table:table-row table:style-name="ro1">
          <table:table-cell office:value-type="string" office:string-value="  &lt;card id=~1acbafee-39b3-49be-8f6b-d7a1e5f65341~ name=~With Your Best Men About You~&gt;&lt;property name=~Rarity~ value=~F~ /&gt;&lt;property name=~Type~ value=~Chantey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as an Action by tacking their Captain. All Crew with an Influence Cost of 3 or more in play with the Loyal trait gain +1 to all of their non-zero skills.~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1acbafee-39b3-49be-8f6b-d7a1e5f65341~ name=~With Your Best Men About You~&gt;&lt;property name=~Rarity~ value=~F~ /&gt;&lt;property name=~Type~ value=~Chantey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as an Action by tacking their Captain. All Crew with an Influence Cost of 3 or more in play with the Loyal trait gain +1 to all of their non-zero skills.~ /&gt;&lt;/card&gt;</text:p>
          </table:table-cell>
          <table:table-cell office:value-type="string" office:string-value=" &lt;Relationship Target=~/cards/PS_With.Your.Best.Men.About.You.jpg~ Id=~C1acbafee-39b3-49be-8f6b-d7a1e5f65341~ Type=~http://schemas.octgn.org/picture~/&gt;" table:formula="of:=CONCATENATE(&quot; &lt;Relationship Target=~/cards/&quot;;[.D39];&quot;.jpg~ Id=~C&quot;;[.C39];&quot;~ Type=~http://schemas.octgn.org/picture~/&gt;&quot;)" table:style-name="ce1">
            <text:p><text:s/>&lt;Relationship Target=~/cards/PS_With.Your.Best.Men.About.You.jpg~ Id=~C1acbafee-39b3-49be-8f6b-d7a1e5f65341~ Type=~http://schemas.octgn.org/picture~/&gt;</text:p>
          </table:table-cell>
          <table:table-cell office:value-type="string" table:style-name="ce1">
            <text:p>1acbafee-39b3-49be-8f6b-d7a1e5f65341</text:p>
          </table:table-cell>
          <table:table-cell office:value-type="string" table:style-name="ce1">
            <text:p>PS_With.Your.Best.Men.About.You</text:p>
          </table:table-cell>
          <table:table-cell office:value-type="string" table:style-name="ce1">
            <text:p>With Your Best Men About You</text:p>
          </table:table-cell>
          <table:table-cell office:value-type="string" table:style-name="ce1">
            <text:p>F</text:p>
          </table:table-cell>
          <table:table-cell office:value-type="string" table:style-name="ce1">
            <text:p>Chantey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Any player may sink this Chantey as an Action by tacking their Captain. All Crew with an Influence Cost of 3 or more in play with the Loyal trait gain +1 to all of their non-zero skills.</text:p>
          </table:table-cell>
          <table:table-cell table:number-columns-repeated="16361"/>
        </table:table-row>
        <table:table-row table:style-name="ro1">
          <table:table-cell office:value-type="string" office:string-value="  &lt;card id=~86b319b4-57dd-4ad4-bcc5-508c5d2561e5~ name=~June the Fair~&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3~ /&gt;&lt;property name=~Swashbuckling~ value=~2~ /&gt;&lt;property name=~Crew Max.~ value=~~ /&gt;&lt;property name=~Move Cost~ value=~~ /&gt;&lt;property name=~Faction~ value=~unaligned~ /&gt;&lt;property name=~Text~ value=~*Sophia's Daughters*&#10;Unique • Glamour 1 • Scry 1&#10;This Crew’s Influence Cost is reduced by 2 if you have a Crew with the Glamour trait aboard your Ship.&#10;If any player has Queen of the Sidhe in play, this card has the Explorer’s faction symbol.&#10;While this Crew has 4 or more Sorcery Knacks attached, she gains +1 to all skills and +1 to her Glamour.~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86b319b4-57dd-4ad4-bcc5-508c5d2561e5~ name=~June the Fair~&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3~ /&gt;&lt;property name=~Swashbuckling~ value=~2~ /&gt;&lt;property name=~Crew Max.~ value=~~ /&gt;&lt;property name=~Move Cost~ value=~~ /&gt;&lt;property name=~Faction~ value=~unaligned~ /&gt;&lt;property name=~Text~ value=~*Sophia's Daughters*</text:p>
            <text:p>Unique • Glamour 1 • Scry 1</text:p>
            <text:p>This Crew’s Influence Cost is reduced by 2 if you have a Crew with the Glamour trait aboard your Ship.</text:p>
            <text:p>If any player has Queen of the Sidhe in play, this card has the Explorer’s faction symbol.</text:p>
            <text:p>While this Crew has 4 or more Sorcery Knacks attached, she gains +1 to all skills and +1 to her Glamour.~ /&gt;&lt;/card&gt;</text:p>
          </table:table-cell>
          <table:table-cell office:value-type="string" office:string-value=" &lt;Relationship Target=~/cards/PS_June.the.Fair.jpg~ Id=~C86b319b4-57dd-4ad4-bcc5-508c5d2561e5~ Type=~http://schemas.octgn.org/picture~/&gt;" table:formula="of:=CONCATENATE(&quot; &lt;Relationship Target=~/cards/&quot;;[.D40];&quot;.jpg~ Id=~C&quot;;[.C40];&quot;~ Type=~http://schemas.octgn.org/picture~/&gt;&quot;)" table:style-name="ce1">
            <text:p><text:s/>&lt;Relationship Target=~/cards/PS_June.the.Fair.jpg~ Id=~C86b319b4-57dd-4ad4-bcc5-508c5d2561e5~ Type=~http://schemas.octgn.org/picture~/&gt;</text:p>
          </table:table-cell>
          <table:table-cell office:value-type="string" table:style-name="ce1">
            <text:p>86b319b4-57dd-4ad4-bcc5-508c5d2561e5</text:p>
          </table:table-cell>
          <table:table-cell office:value-type="string" table:style-name="ce1">
            <text:p>PS_June.the.Fair</text:p>
          </table:table-cell>
          <table:table-cell office:value-type="string" table:style-name="ce1">
            <text:p>June the Fair</text:p>
          </table:table-cell>
          <table:table-cell office:value-type="string" table:style-name="ce1">
            <text:p>F</text:p>
          </table:table-cell>
          <table:table-cell office:value-type="string" table:style-name="ce1">
            <text:p>Crew</text:p>
          </table:table-cell>
          <table:table-cell office:value-type="float" office:value="9" table:style-name="ce1">
            <text:p>9</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4">
            <text:p>*Sophia's Daughters*</text:p>
            <text:p>Unique • Glamour 1 • Scry 1</text:p>
            <text:p>This Crew’s Influence Cost is reduced by 2 if you have a Crew with the Glamour trait aboard your Ship.</text:p>
            <text:p>If any player has Queen of the Sidhe in play, this card has the Explorer’s faction symbol.</text:p>
            <text:p>While this Crew has 4 or more Sorcery Knacks attached, she gains +1 to all skills and +1 to her Glamour.</text:p>
          </table:table-cell>
          <table:table-cell table:number-columns-repeated="16361"/>
        </table:table-row>
        <table:table-row table:style-name="ro1">
          <table:table-cell office:value-type="string" office:string-value="  &lt;card id=~05495854-6793-442f-a186-899ff368cf02~ name=~Berek’s Boys~&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0~ /&gt;&lt;property name=~Swashbuckling~ value=~3~ /&gt;&lt;property name=~Crew Max.~ value=~~ /&gt;&lt;property name=~Move Cost~ value=~~ /&gt;&lt;property name=~Faction~ value=~Sea Dogs~ /&gt;&lt;property name=~Text~ value=~Loyal • No Attachments&#10;Swordsman +1&#10;This Crew gains +1 Swashbuckling during a Boarding if Berek is your Captain.~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05495854-6793-442f-a186-899ff368cf02~ name=~Berek’s Boys~&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0~ /&gt;&lt;property name=~Swashbuckling~ value=~3~ /&gt;&lt;property name=~Crew Max.~ value=~~ /&gt;&lt;property name=~Move Cost~ value=~~ /&gt;&lt;property name=~Faction~ value=~Sea Dogs~ /&gt;&lt;property name=~Text~ value=~Loyal • No Attachments</text:p>
            <text:p>Swordsman +1</text:p>
            <text:p>This Crew gains +1 Swashbuckling during a Boarding if Berek is your Captain.~ /&gt;&lt;/card&gt;</text:p>
          </table:table-cell>
          <table:table-cell office:value-type="string" office:string-value=" &lt;Relationship Target=~/cards/PS_Bereks.Boys.jpg~ Id=~C05495854-6793-442f-a186-899ff368cf02~ Type=~http://schemas.octgn.org/picture~/&gt;" table:formula="of:=CONCATENATE(&quot; &lt;Relationship Target=~/cards/&quot;;[.D41];&quot;.jpg~ Id=~C&quot;;[.C41];&quot;~ Type=~http://schemas.octgn.org/picture~/&gt;&quot;)" table:style-name="ce1">
            <text:p><text:s/>&lt;Relationship Target=~/cards/PS_Bereks.Boys.jpg~ Id=~C05495854-6793-442f-a186-899ff368cf02~ Type=~http://schemas.octgn.org/picture~/&gt;</text:p>
          </table:table-cell>
          <table:table-cell office:value-type="string" table:style-name="ce1">
            <text:p>05495854-6793-442f-a186-899ff368cf02</text:p>
          </table:table-cell>
          <table:table-cell office:value-type="string" table:style-name="ce1">
            <text:p>PS_Bereks.Boys</text:p>
          </table:table-cell>
          <table:table-cell office:value-type="string" table:style-name="ce1">
            <text:p>Berek’s Boys</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Sea Dogs</text:p>
          </table:table-cell>
          <table:table-cell office:value-type="string" table:style-name="ce4">
            <text:p>Loyal • No Attachments</text:p>
            <text:p>Swordsman +1</text:p>
            <text:p>This Crew gains +1 Swashbuckling during a Boarding if Berek is your Captain.</text:p>
          </table:table-cell>
          <table:table-cell table:number-columns-repeated="16361"/>
        </table:table-row>
        <table:table-row table:style-name="ro1">
          <table:table-cell office:value-type="string" office:string-value="  &lt;card id=~fa951596-1c39-47fe-9a22-2e72f9dd0928~ name=~Vodacce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10;Control&#10;You may only play this card while you Ship is in the Forbidden Sea. You must discard 2 completed Artifact Adventures to put this card into play.&#10;Your Captain is considered to have the Vodacce symbol.&#10;Any player may discard this card as an Action by discarding 3 of their completed Adventures while in this Sea.&#10;Act: Tack this card to search your deck for a Prize Adventure. Reveal that card to all players, add it to your hand, then shuffle your deck.~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fa951596-1c39-47fe-9a22-2e72f9dd0928~ name=~Vodacce Alliance~&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text:p>
            <text:p>Control</text:p>
            <text:p>You may only play this card while you Ship is in the Forbidden Sea. You must discard 2 completed Artifact Adventures to put this card into play.</text:p>
            <text:p>Your Captain is considered to have the Vodacce symbol.</text:p>
            <text:p>Any player may discard this card as an Action by discarding 3 of their completed Adventures while in this Sea.</text:p>
            <text:p>Act: Tack this card to search your deck for a Prize Adventure. Reveal that card to all players, add it to your hand, then shuffle your deck.~ /&gt;&lt;/card&gt;</text:p>
          </table:table-cell>
          <table:table-cell office:value-type="string" office:string-value=" &lt;Relationship Target=~/cards/PS_Vodacce.Alliance.jpg~ Id=~Cfa951596-1c39-47fe-9a22-2e72f9dd0928~ Type=~http://schemas.octgn.org/picture~/&gt;" table:formula="of:=CONCATENATE(&quot; &lt;Relationship Target=~/cards/&quot;;[.D42];&quot;.jpg~ Id=~C&quot;;[.C42];&quot;~ Type=~http://schemas.octgn.org/picture~/&gt;&quot;)" table:style-name="ce1">
            <text:p><text:s/>&lt;Relationship Target=~/cards/PS_Vodacce.Alliance.jpg~ Id=~Cfa951596-1c39-47fe-9a22-2e72f9dd0928~ Type=~http://schemas.octgn.org/picture~/&gt;</text:p>
          </table:table-cell>
          <table:table-cell office:value-type="string" table:style-name="ce1">
            <text:p>fa951596-1c39-47fe-9a22-2e72f9dd0928</text:p>
          </table:table-cell>
          <table:table-cell office:value-type="string" table:style-name="ce1">
            <text:p>PS_Vodacce.Alliance</text:p>
          </table:table-cell>
          <table:table-cell office:value-type="string" table:style-name="ce1">
            <text:p>Vodacce Alliance</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4">
            <text:p>FORBIDDEN SEA ATTACHMENT</text:p>
            <text:p>Control</text:p>
            <text:p>You may only play this card while you Ship is in the Forbidden Sea. You must discard 2 completed Artifact Adventures to put this card into play.</text:p>
            <text:p>Your Captain is considered to have the Vodacce symbol.</text:p>
            <text:p>Any player may discard this card as an Action by discarding 3 of their completed Adventures while in this Sea.</text:p>
            <text:p>Act: Tack this card to search your deck for a Prize Adventure. Reveal that card to all players, add it to your hand, then shuffle your deck.</text:p>
          </table:table-cell>
          <table:table-cell table:number-columns-repeated="16361"/>
        </table:table-row>
        <table:table-row table:style-name="ro1">
          <table:table-cell office:value-type="string" office:string-value="  &lt;card id=~9c14bd54-d73f-4ce8-9fae-e3fa2e0000b3~ name=~Julie Betts~&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2~ /&gt;&lt;property name=~Crew Max.~ value=~~ /&gt;&lt;property name=~Move Cost~ value=~~ /&gt;&lt;property name=~Faction~ value=~Brotherhood~ /&gt;&lt;property name=~Text~ value=~*Sophia's Daughters*&#10;Scry 1&#10;This Crew has -3 Influence (min 0) when another Ship is in this Sea.~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9c14bd54-d73f-4ce8-9fae-e3fa2e0000b3~ name=~Julie Betts~&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2~ /&gt;&lt;property name=~Crew Max.~ value=~~ /&gt;&lt;property name=~Move Cost~ value=~~ /&gt;&lt;property name=~Faction~ value=~Brotherhood~ /&gt;&lt;property name=~Text~ value=~*Sophia's Daughters*</text:p>
            <text:p>Scry 1</text:p>
            <text:p>This Crew has -3 Influence (min 0) when another Ship is in this Sea.~ /&gt;&lt;/card&gt;</text:p>
          </table:table-cell>
          <table:table-cell office:value-type="string" office:string-value=" &lt;Relationship Target=~/cards/PS_Julie.Betts.jpg~ Id=~C9c14bd54-d73f-4ce8-9fae-e3fa2e0000b3~ Type=~http://schemas.octgn.org/picture~/&gt;" table:formula="of:=CONCATENATE(&quot; &lt;Relationship Target=~/cards/&quot;;[.D43];&quot;.jpg~ Id=~C&quot;;[.C43];&quot;~ Type=~http://schemas.octgn.org/picture~/&gt;&quot;)" table:style-name="ce1">
            <text:p><text:s/>&lt;Relationship Target=~/cards/PS_Julie.Betts.jpg~ Id=~C9c14bd54-d73f-4ce8-9fae-e3fa2e0000b3~ Type=~http://schemas.octgn.org/picture~/&gt;</text:p>
          </table:table-cell>
          <table:table-cell office:value-type="string" table:style-name="ce1">
            <text:p>9c14bd54-d73f-4ce8-9fae-e3fa2e0000b3</text:p>
          </table:table-cell>
          <table:table-cell office:value-type="string" table:style-name="ce1">
            <text:p>PS_Julie.Betts</text:p>
          </table:table-cell>
          <table:table-cell office:value-type="string" table:style-name="ce1">
            <text:p>Julie Betts</text:p>
          </table:table-cell>
          <table:table-cell office:value-type="string" table:style-name="ce1">
            <text:p>F</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4">
            <text:p>*Sophia's Daughters*</text:p>
            <text:p>Scry 1</text:p>
            <text:p>This Crew has -3 Influence (min 0) when another Ship is in this Sea.</text:p>
          </table:table-cell>
          <table:table-cell table:number-columns-repeated="16361"/>
        </table:table-row>
        <table:table-row table:style-name="ro1">
          <table:table-cell office:value-type="string" office:string-value="  &lt;card id=~394f7a42-a88b-4589-8bd3-b346cad55ab5~ name=~Eric Skaarsgaard~&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3~ /&gt;&lt;property name=~Crew Max.~ value=~~ /&gt;&lt;property name=~Move Cost~ value=~~ /&gt;&lt;property name=~Faction~ value=~Vesten~ /&gt;&lt;property name=~Text~ value=~Heroic • Loyal&#10;This Crew inflicts one extra Hit during Boarding Attacks.&#10;React: When this Crew is reversing a Boarding Attack, discard a card with the Weather trait from your hand. The Boarding Attack is reversed with the Boarding Attack of the Weather card, and this Crew gains +1 Swashbuckling until the end of the Boarding Attack.~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394f7a42-a88b-4589-8bd3-b346cad55ab5~ name=~Eric Skaarsgaard~&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3~ /&gt;&lt;property name=~Crew Max.~ value=~~ /&gt;&lt;property name=~Move Cost~ value=~~ /&gt;&lt;property name=~Faction~ value=~Vesten~ /&gt;&lt;property name=~Text~ value=~Heroic • Loyal</text:p>
            <text:p>This Crew inflicts one extra Hit during Boarding Attacks.</text:p>
            <text:p>React: When this Crew is reversing a Boarding Attack, discard a card with the Weather trait from your hand. The Boarding Attack is reversed with the Boarding Attack of the Weather card, and this Crew gains +1 Swashbuckling until the end of the Boarding Attack.~ /&gt;&lt;/card&gt;</text:p>
          </table:table-cell>
          <table:table-cell office:value-type="string" office:string-value=" &lt;Relationship Target=~/cards/PS_Eric.Skaarsgaard.jpg~ Id=~C394f7a42-a88b-4589-8bd3-b346cad55ab5~ Type=~http://schemas.octgn.org/picture~/&gt;" table:formula="of:=CONCATENATE(&quot; &lt;Relationship Target=~/cards/&quot;;[.D44];&quot;.jpg~ Id=~C&quot;;[.C44];&quot;~ Type=~http://schemas.octgn.org/picture~/&gt;&quot;)" table:style-name="ce1">
            <text:p><text:s/>&lt;Relationship Target=~/cards/PS_Eric.Skaarsgaard.jpg~ Id=~C394f7a42-a88b-4589-8bd3-b346cad55ab5~ Type=~http://schemas.octgn.org/picture~/&gt;</text:p>
          </table:table-cell>
          <table:table-cell office:value-type="string" table:style-name="ce1">
            <text:p>394f7a42-a88b-4589-8bd3-b346cad55ab5</text:p>
          </table:table-cell>
          <table:table-cell office:value-type="string" table:style-name="ce1">
            <text:p>PS_Eric.Skaarsgaard</text:p>
          </table:table-cell>
          <table:table-cell office:value-type="string" table:style-name="ce1">
            <text:p>Eric Skaarsgaard</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4">
            <text:p>Heroic • Loyal</text:p>
            <text:p>This Crew inflicts one extra Hit during Boarding Attacks.</text:p>
            <text:p>React: When this Crew is reversing a Boarding Attack, discard a card with the Weather trait from your hand. The Boarding Attack is reversed with the Boarding Attack of the Weather card, and this Crew gains +1 Swashbuckling until the end of the Boarding Attack.</text:p>
          </table:table-cell>
          <table:table-cell table:number-columns-repeated="16361"/>
        </table:table-row>
        <table:table-row table:style-name="ro1">
          <table:table-cell office:value-type="string" office:string-value="  &lt;card id=~a2705bde-6e9e-4cc9-a740-054eac45175d~ name=~Guillaume Windchaser~&gt;&lt;property name=~Rarity~ value=~F~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1~ /&gt;&lt;property name=~Influence~ value=~1~ /&gt;&lt;property name=~Swashbuckling~ value=~3~ /&gt;&lt;property name=~Crew Max.~ value=~~ /&gt;&lt;property name=~Move Cost~ value=~~ /&gt;&lt;property name=~Faction~ value=~Montaigne~ /&gt;&lt;property name=~Text~ value=~Gunner • Heroic • Topman&#10;If Allende is your Captain, this Crew has the Brotherhood faction symbol.~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a2705bde-6e9e-4cc9-a740-054eac45175d~ name=~Guillaume Windchaser~&gt;&lt;property name=~Rarity~ value=~F~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1~ /&gt;&lt;property name=~Influence~ value=~1~ /&gt;&lt;property name=~Swashbuckling~ value=~3~ /&gt;&lt;property name=~Crew Max.~ value=~~ /&gt;&lt;property name=~Move Cost~ value=~~ /&gt;&lt;property name=~Faction~ value=~Montaigne~ /&gt;&lt;property name=~Text~ value=~Gunner • Heroic • Topman</text:p>
            <text:p>If Allende is your Captain, this Crew has the Brotherhood faction symbol.~ /&gt;&lt;/card&gt;</text:p>
          </table:table-cell>
          <table:table-cell office:value-type="string" office:string-value=" &lt;Relationship Target=~/cards/PS_Guillaume.Windchaser.jpg~ Id=~Ca2705bde-6e9e-4cc9-a740-054eac45175d~ Type=~http://schemas.octgn.org/picture~/&gt;" table:formula="of:=CONCATENATE(&quot; &lt;Relationship Target=~/cards/&quot;;[.D45];&quot;.jpg~ Id=~C&quot;;[.C45];&quot;~ Type=~http://schemas.octgn.org/picture~/&gt;&quot;)" table:style-name="ce1">
            <text:p><text:s/>&lt;Relationship Target=~/cards/PS_Guillaume.Windchaser.jpg~ Id=~Ca2705bde-6e9e-4cc9-a740-054eac45175d~ Type=~http://schemas.octgn.org/picture~/&gt;</text:p>
          </table:table-cell>
          <table:table-cell office:value-type="string" table:style-name="ce1">
            <text:p>a2705bde-6e9e-4cc9-a740-054eac45175d</text:p>
          </table:table-cell>
          <table:table-cell office:value-type="string" table:style-name="ce1">
            <text:p>PS_Guillaume.Windchaser</text:p>
          </table:table-cell>
          <table:table-cell office:value-type="string" table:style-name="ce1">
            <text:p>Guillaume Windchaser</text:p>
          </table:table-cell>
          <table:table-cell office:value-type="string" table:style-name="ce1">
            <text:p>F</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4">
            <text:p>Gunner • Heroic • Topman</text:p>
            <text:p>If Allende is your Captain, this Crew has the Brotherhood faction symbol.</text:p>
          </table:table-cell>
          <table:table-cell table:number-columns-repeated="16361"/>
        </table:table-row>
        <table:table-row table:style-name="ro1">
          <table:table-cell office:value-type="string" office:string-value="  &lt;card id=~18ae4f13-9dba-4d44-89e5-bbe8005dbdac~ name=~Jasmina the Assassin~&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Corsairs~ /&gt;&lt;property name=~Text~ value=~Nacht 1 • Villainous • Swordsman +3&#10;This Crew may not attach any cards other than Nacht or Swordsman Knacks.&#10;React: When this Crew reverses a Boarding Attack from an opposing Crew, either tack this Crew or discard a Nacht Knack attached to this Crew to tack the opposing Crew.~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18ae4f13-9dba-4d44-89e5-bbe8005dbdac~ name=~Jasmina the Assassin~&gt;&lt;property name=~Rarity~ value=~F~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Corsairs~ /&gt;&lt;property name=~Text~ value=~Nacht 1 • Villainous • Swordsman +3</text:p>
            <text:p>This Crew may not attach any cards other than Nacht or Swordsman Knacks.</text:p>
            <text:p>React: When this Crew reverses a Boarding Attack from an opposing Crew, either tack this Crew or discard a Nacht Knack attached to this Crew to tack the opposing Crew.~ /&gt;&lt;/card&gt;</text:p>
          </table:table-cell>
          <table:table-cell office:value-type="string" office:string-value=" &lt;Relationship Target=~/cards/PS_Jasmina.the.Assassin.jpg~ Id=~C18ae4f13-9dba-4d44-89e5-bbe8005dbdac~ Type=~http://schemas.octgn.org/picture~/&gt;" table:formula="of:=CONCATENATE(&quot; &lt;Relationship Target=~/cards/&quot;;[.D46];&quot;.jpg~ Id=~C&quot;;[.C46];&quot;~ Type=~http://schemas.octgn.org/picture~/&gt;&quot;)" table:style-name="ce1">
            <text:p><text:s/>&lt;Relationship Target=~/cards/PS_Jasmina.the.Assassin.jpg~ Id=~C18ae4f13-9dba-4d44-89e5-bbe8005dbdac~ Type=~http://schemas.octgn.org/picture~/&gt;</text:p>
          </table:table-cell>
          <table:table-cell office:value-type="string" table:style-name="ce1">
            <text:p>18ae4f13-9dba-4d44-89e5-bbe8005dbdac</text:p>
          </table:table-cell>
          <table:table-cell office:value-type="string" table:style-name="ce1">
            <text:p>PS_Jasmina.the.Assassin</text:p>
          </table:table-cell>
          <table:table-cell office:value-type="string" table:style-name="ce1">
            <text:p>Jasmina the Assassin</text:p>
          </table:table-cell>
          <table:table-cell office:value-type="string" table:style-name="ce1">
            <text:p>F</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4">
            <text:p>Nacht 1 • Villainous • Swordsman +3</text:p>
            <text:p>This Crew may not attach any cards other than Nacht or Swordsman Knacks.</text:p>
            <text:p>React: When this Crew reverses a Boarding Attack from an opposing Crew, either tack this Crew or discard a Nacht Knack attached to this Crew to tack the opposing Crew.</text:p>
          </table:table-cell>
          <table:table-cell table:number-columns-repeated="16361"/>
        </table:table-row>
        <table:table-row table:style-name="ro1">
          <table:table-cell office:value-type="string" office:string-value="  &lt;card id=~c62a108e-000c-4a2d-a090-06888d5c5bbc~ name=~Deception and Illusio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10;Glamour 1 Knack&#10;React: Tack when you are paying a Swashbuckling cost to produce Swashbuckling equal to this Crew’s Glamour.~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c62a108e-000c-4a2d-a090-06888d5c5bbc~ name=~Deception and Illusio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text:p>
            <text:p>Glamour 1 Knack</text:p>
            <text:p>React: Tack when you are paying a Swashbuckling cost to produce Swashbuckling equal to this Crew’s Glamour.~ /&gt;&lt;/card&gt;</text:p>
          </table:table-cell>
          <table:table-cell office:value-type="string" office:string-value=" &lt;Relationship Target=~/cards/PS_Deception.and.Illusion.jpg~ Id=~Cc62a108e-000c-4a2d-a090-06888d5c5bbc~ Type=~http://schemas.octgn.org/picture~/&gt;" table:formula="of:=CONCATENATE(&quot; &lt;Relationship Target=~/cards/&quot;;[.D47];&quot;.jpg~ Id=~C&quot;;[.C47];&quot;~ Type=~http://schemas.octgn.org/picture~/&gt;&quot;)" table:style-name="ce1">
            <text:p><text:s/>&lt;Relationship Target=~/cards/PS_Deception.and.Illusion.jpg~ Id=~Cc62a108e-000c-4a2d-a090-06888d5c5bbc~ Type=~http://schemas.octgn.org/picture~/&gt;</text:p>
          </table:table-cell>
          <table:table-cell office:value-type="string" table:style-name="ce1">
            <text:p>c62a108e-000c-4a2d-a090-06888d5c5bbc</text:p>
          </table:table-cell>
          <table:table-cell office:value-type="string" table:style-name="ce1">
            <text:p>PS_Deception.and.Illusion</text:p>
          </table:table-cell>
          <table:table-cell office:value-type="string" table:style-name="ce1">
            <text:p>Deception and Illusion</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4">
            <text:p>CREW ATTACHMENT</text:p>
            <text:p>Glamour 1 Knack</text:p>
            <text:p>React: Tack when you are paying a Swashbuckling cost to produce Swashbuckling equal to this Crew’s Glamour.</text:p>
          </table:table-cell>
          <table:table-cell table:number-columns-repeated="16361"/>
        </table:table-row>
        <table:table-row table:style-name="ro1">
          <table:table-cell office:value-type="string" office:string-value="  &lt;card id=~e4d40df5-873b-4822-b944-6783d0685a56~ name=~Angelina Aldonez~&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1~ /&gt;&lt;property name=~Influence~ value=~0~ /&gt;&lt;property name=~Swashbuckling~ value=~2~ /&gt;&lt;property name=~Crew Max.~ value=~~ /&gt;&lt;property name=~Move Cost~ value=~~ /&gt;&lt;property name=~Faction~ value=~Castille~ /&gt;&lt;property name=~Text~ value=~*Los Vagos*&#10;If your Ship’s Move Cost is greater than 3, this Crew gains +1 Sailing and -2 Cannon (min. 0).&#10;If your Ship’s Move Cost is less than 3, this Crew gains -1 Sailing and Adventuring (min. 0) and +1 Cannon.~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e4d40df5-873b-4822-b944-6783d0685a56~ name=~Angelina Aldonez~&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1~ /&gt;&lt;property name=~Influence~ value=~0~ /&gt;&lt;property name=~Swashbuckling~ value=~2~ /&gt;&lt;property name=~Crew Max.~ value=~~ /&gt;&lt;property name=~Move Cost~ value=~~ /&gt;&lt;property name=~Faction~ value=~Castille~ /&gt;&lt;property name=~Text~ value=~*Los Vagos*</text:p>
            <text:p>If your Ship’s Move Cost is greater than 3, this Crew gains +1 Sailing and -2 Cannon (min. 0).</text:p>
            <text:p>If your Ship’s Move Cost is less than 3, this Crew gains -1 Sailing and Adventuring (min. 0) and +1 Cannon.~ /&gt;&lt;/card&gt;</text:p>
          </table:table-cell>
          <table:table-cell office:value-type="string" office:string-value=" &lt;Relationship Target=~/cards/PS_Angelina.Aldonez.jpg~ Id=~Ce4d40df5-873b-4822-b944-6783d0685a56~ Type=~http://schemas.octgn.org/picture~/&gt;" table:formula="of:=CONCATENATE(&quot; &lt;Relationship Target=~/cards/&quot;;[.D48];&quot;.jpg~ Id=~C&quot;;[.C48];&quot;~ Type=~http://schemas.octgn.org/picture~/&gt;&quot;)" table:style-name="ce1">
            <text:p><text:s/>&lt;Relationship Target=~/cards/PS_Angelina.Aldonez.jpg~ Id=~Ce4d40df5-873b-4822-b944-6783d0685a56~ Type=~http://schemas.octgn.org/picture~/&gt;</text:p>
          </table:table-cell>
          <table:table-cell office:value-type="string" table:style-name="ce1">
            <text:p>e4d40df5-873b-4822-b944-6783d0685a56</text:p>
          </table:table-cell>
          <table:table-cell office:value-type="string" table:style-name="ce1">
            <text:p>PS_Angelina.Aldonez</text:p>
          </table:table-cell>
          <table:table-cell office:value-type="string" table:style-name="ce1">
            <text:p>Angelina Aldonez</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Los Vagos*</text:p>
            <text:p>If your Ship’s Move Cost is greater than 3, this Crew gains +1 Sailing and -2 Cannon (min. 0).</text:p>
            <text:p>If your Ship’s Move Cost is less than 3, this Crew gains -1 Sailing and Adventuring (min. 0) and +1 Cannon.</text:p>
          </table:table-cell>
          <table:table-cell table:number-columns-repeated="16361"/>
        </table:table-row>
        <table:table-row table:style-name="ro1">
          <table:table-cell office:value-type="string" office:string-value="  &lt;card id=~454c75f0-3e1f-488e-a8ea-0199c230313b~ name=~Keith Braveman~&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1~ /&gt;&lt;property name=~Swashbuckling~ value=~2~ /&gt;&lt;property name=~Crew Max.~ value=~~ /&gt;&lt;property name=~Move Cost~ value=~~ /&gt;&lt;property name=~Faction~ value=~Sea Dogs~ /&gt;&lt;property name=~Text~ value=~Heroic • Loyal • Topman&#10;When this Crew tacks to absorb hits, he absorbs one extra hit.&#10;While you have at least one non-Captain Swordsman on board, this Crew gains +1 Sailing.~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454c75f0-3e1f-488e-a8ea-0199c230313b~ name=~Keith Braveman~&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1~ /&gt;&lt;property name=~Swashbuckling~ value=~2~ /&gt;&lt;property name=~Crew Max.~ value=~~ /&gt;&lt;property name=~Move Cost~ value=~~ /&gt;&lt;property name=~Faction~ value=~Sea Dogs~ /&gt;&lt;property name=~Text~ value=~Heroic • Loyal • Topman</text:p>
            <text:p>When this Crew tacks to absorb hits, he absorbs one extra hit.</text:p>
            <text:p>While you have at least one non-Captain Swordsman on board, this Crew gains +1 Sailing.~ /&gt;&lt;/card&gt;</text:p>
          </table:table-cell>
          <table:table-cell office:value-type="string" office:string-value=" &lt;Relationship Target=~/cards/PS_Keith.Braveman.jpg~ Id=~C454c75f0-3e1f-488e-a8ea-0199c230313b~ Type=~http://schemas.octgn.org/picture~/&gt;" table:formula="of:=CONCATENATE(&quot; &lt;Relationship Target=~/cards/&quot;;[.D49];&quot;.jpg~ Id=~C&quot;;[.C49];&quot;~ Type=~http://schemas.octgn.org/picture~/&gt;&quot;)" table:style-name="ce1">
            <text:p><text:s/>&lt;Relationship Target=~/cards/PS_Keith.Braveman.jpg~ Id=~C454c75f0-3e1f-488e-a8ea-0199c230313b~ Type=~http://schemas.octgn.org/picture~/&gt;</text:p>
          </table:table-cell>
          <table:table-cell office:value-type="string" table:style-name="ce1">
            <text:p>454c75f0-3e1f-488e-a8ea-0199c230313b</text:p>
          </table:table-cell>
          <table:table-cell office:value-type="string" table:style-name="ce1">
            <text:p>PS_Keith.Braveman</text:p>
          </table:table-cell>
          <table:table-cell office:value-type="string" table:style-name="ce1">
            <text:p>Keith Braveman</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4">
            <text:p>Heroic • Loyal • Topman</text:p>
            <text:p>When this Crew tacks to absorb hits, he absorbs one extra hit.</text:p>
            <text:p>While you have at least one non-Captain Swordsman on board, this Crew gains +1 Sailing.</text:p>
          </table:table-cell>
          <table:table-cell table:number-columns-repeated="16361"/>
        </table:table-row>
        <table:table-row table:style-name="ro1">
          <table:table-cell office:value-type="string" office:string-value="  &lt;card id=~5f7093ec-83e3-4e5e-82c9-e81ca75df2cf~ name=~Belladonna~&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Vodacce*&#10;Unique • Scry 1&#10;This Crew may not attach Scry Knacks while tacked.~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5f7093ec-83e3-4e5e-82c9-e81ca75df2cf~ name=~Belladonna~&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Vodacce*</text:p>
            <text:p>Unique • Scry 1</text:p>
            <text:p>This Crew may not attach Scry Knacks while tacked.~ /&gt;&lt;/card&gt;</text:p>
          </table:table-cell>
          <table:table-cell office:value-type="string" office:string-value=" &lt;Relationship Target=~/cards/PS_Belladonna.jpg~ Id=~C5f7093ec-83e3-4e5e-82c9-e81ca75df2cf~ Type=~http://schemas.octgn.org/picture~/&gt;" table:formula="of:=CONCATENATE(&quot; &lt;Relationship Target=~/cards/&quot;;[.D50];&quot;.jpg~ Id=~C&quot;;[.C50];&quot;~ Type=~http://schemas.octgn.org/picture~/&gt;&quot;)" table:style-name="ce1">
            <text:p><text:s/>&lt;Relationship Target=~/cards/PS_Belladonna.jpg~ Id=~C5f7093ec-83e3-4e5e-82c9-e81ca75df2cf~ Type=~http://schemas.octgn.org/picture~/&gt;</text:p>
          </table:table-cell>
          <table:table-cell office:value-type="string" table:style-name="ce1">
            <text:p>5f7093ec-83e3-4e5e-82c9-e81ca75df2cf</text:p>
          </table:table-cell>
          <table:table-cell office:value-type="string" table:style-name="ce1">
            <text:p>PS_Belladonna</text:p>
          </table:table-cell>
          <table:table-cell office:value-type="string" table:style-name="ce1">
            <text:p>Belladonna</text:p>
          </table:table-cell>
          <table:table-cell office:value-type="string" table:style-name="ce1">
            <text:p>F</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4">
            <text:p>*Vodacce*</text:p>
            <text:p>Unique • Scry 1</text:p>
            <text:p>This Crew may not attach Scry Knacks while tacked.</text:p>
          </table:table-cell>
          <table:table-cell table:number-columns-repeated="16361"/>
        </table:table-row>
        <table:table-row table:style-name="ro1">
          <table:table-cell office:value-type="string" office:string-value="  &lt;card id=~e32dfb80-f86e-4754-b741-d7ceec5ab665~ name=~Ivorn Quicksilver~&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0~ /&gt;&lt;property name=~Swashbuckling~ value=~2~ /&gt;&lt;property name=~Crew Max.~ value=~~ /&gt;&lt;property name=~Move Cost~ value=~~ /&gt;&lt;property name=~Faction~ value=~unaligned~ /&gt;&lt;property name=~Text~ value=~Unique • Topman&#10;Cards with the title “Master of the Tops” being  attached to this Crew have their cost reduced to zero.&#10;Reac: Once per turn when you are paying Sailing, discard a number of cards from your hand equal to your Ship’s Move Cost to produce Sailing equal to your Ship’s Move Cost.~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e32dfb80-f86e-4754-b741-d7ceec5ab665~ name=~Ivorn Quicksilver~&gt;&lt;property name=~Rarity~ value=~F~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0~ /&gt;&lt;property name=~Swashbuckling~ value=~2~ /&gt;&lt;property name=~Crew Max.~ value=~~ /&gt;&lt;property name=~Move Cost~ value=~~ /&gt;&lt;property name=~Faction~ value=~unaligned~ /&gt;&lt;property name=~Text~ value=~Unique • Topman</text:p>
            <text:p>Cards with the title “Master of the Tops” being <text:s/>attached to this Crew have their cost reduced to zero.</text:p>
            <text:p>Reac: Once per turn when you are paying Sailing, discard a number of cards from your hand equal to your Ship’s Move Cost to produce Sailing equal to your Ship’s Move Cost.~ /&gt;&lt;/card&gt;</text:p>
          </table:table-cell>
          <table:table-cell office:value-type="string" office:string-value=" &lt;Relationship Target=~/cards/PS_Ivorn.Quicksilver.jpg~ Id=~Ce32dfb80-f86e-4754-b741-d7ceec5ab665~ Type=~http://schemas.octgn.org/picture~/&gt;" table:formula="of:=CONCATENATE(&quot; &lt;Relationship Target=~/cards/&quot;;[.D51];&quot;.jpg~ Id=~C&quot;;[.C51];&quot;~ Type=~http://schemas.octgn.org/picture~/&gt;&quot;)" table:style-name="ce1">
            <text:p><text:s/>&lt;Relationship Target=~/cards/PS_Ivorn.Quicksilver.jpg~ Id=~Ce32dfb80-f86e-4754-b741-d7ceec5ab665~ Type=~http://schemas.octgn.org/picture~/&gt;</text:p>
          </table:table-cell>
          <table:table-cell office:value-type="string" table:style-name="ce1">
            <text:p>e32dfb80-f86e-4754-b741-d7ceec5ab665</text:p>
          </table:table-cell>
          <table:table-cell office:value-type="string" table:style-name="ce1">
            <text:p>PS_Ivorn.Quicksilver</text:p>
          </table:table-cell>
          <table:table-cell office:value-type="string" table:style-name="ce1">
            <text:p>Ivorn Quicksilver</text:p>
          </table:table-cell>
          <table:table-cell office:value-type="string" table:style-name="ce1">
            <text:p>F</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Unique • Topman</text:p>
            <text:p>Cards with the title “Master of the Tops” being <text:s/>attached to this Crew have their cost reduced to zero.</text:p>
            <text:p>Reac: Once per turn when you are paying Sailing, discard a number of cards from your hand equal to your Ship’s Move Cost to produce Sailing equal to your Ship’s Move Cost.</text:p>
          </table:table-cell>
          <table:table-cell table:number-columns-repeated="16361"/>
        </table:table-row>
        <table:table-row table:style-name="ro1">
          <table:table-cell office:value-type="string" office:string-value="  &lt;card id=~e0fb15cc-dbea-45aa-b590-a665b10843ea~ name=~Shadow~&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Eisen*&#10;Unique • Nacht 1&#10;This Crew may not attach Nact Knacks while tacked.~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e0fb15cc-dbea-45aa-b590-a665b10843ea~ name=~Shadow~&gt;&lt;property name=~Rarity~ value=~F~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Eisen*</text:p>
            <text:p>Unique • Nacht 1</text:p>
            <text:p>This Crew may not attach Nact Knacks while tacked.~ /&gt;&lt;/card&gt;</text:p>
          </table:table-cell>
          <table:table-cell office:value-type="string" office:string-value=" &lt;Relationship Target=~/cards/PS_Shadow.jpg~ Id=~Ce0fb15cc-dbea-45aa-b590-a665b10843ea~ Type=~http://schemas.octgn.org/picture~/&gt;" table:formula="of:=CONCATENATE(&quot; &lt;Relationship Target=~/cards/&quot;;[.D52];&quot;.jpg~ Id=~C&quot;;[.C52];&quot;~ Type=~http://schemas.octgn.org/picture~/&gt;&quot;)" table:style-name="ce1">
            <text:p><text:s/>&lt;Relationship Target=~/cards/PS_Shadow.jpg~ Id=~Ce0fb15cc-dbea-45aa-b590-a665b10843ea~ Type=~http://schemas.octgn.org/picture~/&gt;</text:p>
          </table:table-cell>
          <table:table-cell office:value-type="string" table:style-name="ce1">
            <text:p>e0fb15cc-dbea-45aa-b590-a665b10843ea</text:p>
          </table:table-cell>
          <table:table-cell office:value-type="string" table:style-name="ce1">
            <text:p>PS_Shadow</text:p>
          </table:table-cell>
          <table:table-cell office:value-type="string" table:style-name="ce1">
            <text:p>Shadow</text:p>
          </table:table-cell>
          <table:table-cell office:value-type="string" table:style-name="ce1">
            <text:p>F</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Eisen*</text:p>
            <text:p>Unique • Nacht 1</text:p>
            <text:p>This Crew may not attach Nact Knacks while tacked.</text:p>
          </table:table-cell>
          <table:table-cell table:number-columns-repeated="16361"/>
        </table:table-row>
        <table:table-row table:style-name="ro1">
          <table:table-cell office:value-type="string" office:string-value="  &lt;card id=~4d2344ef-bd3e-4ea1-beae-4eeb1b48950a~ name=~Midgebrain Murphey~&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0~ /&gt;&lt;property name=~Swashbuckling~ value=~1~ /&gt;&lt;property name=~Crew Max.~ value=~~ /&gt;&lt;property name=~Move Cost~ value=~~ /&gt;&lt;property name=~Faction~ value=~Black Freighter~ /&gt;&lt;property name=~Text~ value=~Loyal • No Attachments • Topman&#10;When this Crew sinks to absorb hits, he absorbs 3 extra hits.&#10;Act: Once per turn, discard one of your untacked Skeletal Crew from play to draw a card from your deck.~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4d2344ef-bd3e-4ea1-beae-4eeb1b48950a~ name=~Midgebrain Murphey~&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0~ /&gt;&lt;property name=~Swashbuckling~ value=~1~ /&gt;&lt;property name=~Crew Max.~ value=~~ /&gt;&lt;property name=~Move Cost~ value=~~ /&gt;&lt;property name=~Faction~ value=~Black Freighter~ /&gt;&lt;property name=~Text~ value=~Loyal • No Attachments • Topman</text:p>
            <text:p>When this Crew sinks to absorb hits, he absorbs 3 extra hits.</text:p>
            <text:p>Act: Once per turn, discard one of your untacked Skeletal Crew from play to draw a card from your deck.~ /&gt;&lt;/card&gt;</text:p>
          </table:table-cell>
          <table:table-cell office:value-type="string" office:string-value=" &lt;Relationship Target=~/cards/PS_Midgebrain.Murphey.jpg~ Id=~C4d2344ef-bd3e-4ea1-beae-4eeb1b48950a~ Type=~http://schemas.octgn.org/picture~/&gt;" table:formula="of:=CONCATENATE(&quot; &lt;Relationship Target=~/cards/&quot;;[.D53];&quot;.jpg~ Id=~C&quot;;[.C53];&quot;~ Type=~http://schemas.octgn.org/picture~/&gt;&quot;)" table:style-name="ce1">
            <text:p><text:s/>&lt;Relationship Target=~/cards/PS_Midgebrain.Murphey.jpg~ Id=~C4d2344ef-bd3e-4ea1-beae-4eeb1b48950a~ Type=~http://schemas.octgn.org/picture~/&gt;</text:p>
          </table:table-cell>
          <table:table-cell office:value-type="string" table:style-name="ce1">
            <text:p>4d2344ef-bd3e-4ea1-beae-4eeb1b48950a</text:p>
          </table:table-cell>
          <table:table-cell office:value-type="string" table:style-name="ce1">
            <text:p>PS_Midgebrain.Murphey</text:p>
          </table:table-cell>
          <table:table-cell office:value-type="string" table:style-name="ce1">
            <text:p>Midgebrain Murphey</text:p>
          </table:table-cell>
          <table:table-cell office:value-type="string" table:style-name="ce1">
            <text:p>F</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Black Freighter</text:p>
          </table:table-cell>
          <table:table-cell office:value-type="string" table:style-name="ce4">
            <text:p>Loyal • No Attachments • Topman</text:p>
            <text:p>When this Crew sinks to absorb hits, he absorbs 3 extra hits.</text:p>
            <text:p>Act: Once per turn, discard one of your untacked Skeletal Crew from play to draw a card from your deck.</text:p>
          </table:table-cell>
          <table:table-cell table:number-columns-repeated="16361"/>
        </table:table-row>
        <table:table-row table:style-name="ro1">
          <table:table-cell office:value-type="string" office:string-value="  &lt;card id=~35353518-1845-46f6-a26c-09d97edb2ee9~ name=~Crescent Courtesans~&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1~ /&gt;&lt;property name=~Crew Max.~ value=~~ /&gt;&lt;property name=~Move Cost~ value=~~ /&gt;&lt;property name=~Faction~ value=~Corsairs~ /&gt;&lt;property name=~Text~ value=~Captive • Loyal • Unique&#10;No Attachments&#10;Your non-Captive Corsairs Crew have their Influence Costs reduces by 1 (min. 1).~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35353518-1845-46f6-a26c-09d97edb2ee9~ name=~Crescent Courtesans~&gt;&lt;property name=~Rarity~ value=~F~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1~ /&gt;&lt;property name=~Crew Max.~ value=~~ /&gt;&lt;property name=~Move Cost~ value=~~ /&gt;&lt;property name=~Faction~ value=~Corsairs~ /&gt;&lt;property name=~Text~ value=~Captive • Loyal • Unique</text:p>
            <text:p>No Attachments</text:p>
            <text:p>Your non-Captive Corsairs Crew have their Influence Costs reduces by 1 (min. 1).~ /&gt;&lt;/card&gt;</text:p>
          </table:table-cell>
          <table:table-cell office:value-type="string" office:string-value=" &lt;Relationship Target=~/cards/PS_Crescent.Courtesans.jpg~ Id=~C35353518-1845-46f6-a26c-09d97edb2ee9~ Type=~http://schemas.octgn.org/picture~/&gt;" table:formula="of:=CONCATENATE(&quot; &lt;Relationship Target=~/cards/&quot;;[.D54];&quot;.jpg~ Id=~C&quot;;[.C54];&quot;~ Type=~http://schemas.octgn.org/picture~/&gt;&quot;)" table:style-name="ce1">
            <text:p><text:s/>&lt;Relationship Target=~/cards/PS_Crescent.Courtesans.jpg~ Id=~C35353518-1845-46f6-a26c-09d97edb2ee9~ Type=~http://schemas.octgn.org/picture~/&gt;</text:p>
          </table:table-cell>
          <table:table-cell office:value-type="string" table:style-name="ce1">
            <text:p>35353518-1845-46f6-a26c-09d97edb2ee9</text:p>
          </table:table-cell>
          <table:table-cell office:value-type="string" table:style-name="ce1">
            <text:p>PS_Crescent.Courtesans</text:p>
          </table:table-cell>
          <table:table-cell office:value-type="string" table:style-name="ce1">
            <text:p>Crescent Courtesans</text:p>
          </table:table-cell>
          <table:table-cell office:value-type="string" table:style-name="ce1">
            <text:p>F</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4">
            <text:p>Captive • Loyal • Unique</text:p>
            <text:p>No Attachments</text:p>
            <text:p>Your non-Captive Corsairs Crew have their Influence Costs reduces by 1 (min. 1).</text:p>
          </table:table-cell>
          <table:table-cell table:number-columns-repeated="16361"/>
        </table:table-row>
        <table:table-row table:style-name="ro1">
          <table:table-cell office:value-type="string" office:string-value="  &lt;card id=~d572de08-940c-4460-846a-ec11f9c4b0c2~ name=~Captain Roberts~&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3~ /&gt;&lt;property name=~Adventuring~ value=~3~ /&gt;&lt;property name=~Influence~ value=~4~ /&gt;&lt;property name=~Swashbuckling~ value=~4~ /&gt;&lt;property name=~Crew Max.~ value=~~ /&gt;&lt;property name=~Move Cost~ value=~~ /&gt;&lt;property name=~Faction~ value=~Roberts~ /&gt;&lt;property name=~Text~ value=~Start: Trade Sea&#10;Heroic • Swordsman +2&#10;While you have 4 or more Crew on board with an Influence Cost of 3 or more, your Topman Crew gain +1 Sailing, your Gunner Crew gain +1 Cannon, and your Swordsman Crew inflict one extra hit during Boarding Attacks.~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d572de08-940c-4460-846a-ec11f9c4b0c2~ name=~Captain Roberts~&gt;&lt;property name=~Rarity~ value=~F~ /&gt;&lt;property name=~Type~ value=~Captains~ /&gt;&lt;property name=~Cost~ value=~~ /&gt;&lt;property name=~Cost Type~ value=~~ /&gt;&lt;property name=~Cancel~ value=~~ /&gt;&lt;property name=~Cancel Type~ value=~~ /&gt;&lt;property name=~Wealth~ value=~9~ /&gt;&lt;property name=~Attack~ value=~~ /&gt;&lt;property name=~Parry~ value=~~ /&gt;&lt;property name=~Cannon~ value=~3~ /&gt;&lt;property name=~Sailing~ value=~3~ /&gt;&lt;property name=~Adventuring~ value=~3~ /&gt;&lt;property name=~Influence~ value=~4~ /&gt;&lt;property name=~Swashbuckling~ value=~4~ /&gt;&lt;property name=~Crew Max.~ value=~~ /&gt;&lt;property name=~Move Cost~ value=~~ /&gt;&lt;property name=~Faction~ value=~Roberts~ /&gt;&lt;property name=~Text~ value=~Start: Trade Sea</text:p>
            <text:p>Heroic • Swordsman +2</text:p>
            <text:p>While you have 4 or more Crew on board with an Influence Cost of 3 or more, your Topman Crew gain +1 Sailing, your Gunner Crew gain +1 Cannon, and your Swordsman Crew inflict one extra hit during Boarding Attacks.~ /&gt;&lt;/card&gt;</text:p>
          </table:table-cell>
          <table:table-cell office:value-type="string" office:string-value=" &lt;Relationship Target=~/cards/PS_Captain.Roberts.jpg~ Id=~Cd572de08-940c-4460-846a-ec11f9c4b0c2~ Type=~http://schemas.octgn.org/picture~/&gt;" table:formula="of:=CONCATENATE(&quot; &lt;Relationship Target=~/cards/&quot;;[.D55];&quot;.jpg~ Id=~C&quot;;[.C55];&quot;~ Type=~http://schemas.octgn.org/picture~/&gt;&quot;)" table:style-name="ce1">
            <text:p><text:s/>&lt;Relationship Target=~/cards/PS_Captain.Roberts.jpg~ Id=~Cd572de08-940c-4460-846a-ec11f9c4b0c2~ Type=~http://schemas.octgn.org/picture~/&gt;</text:p>
          </table:table-cell>
          <table:table-cell office:value-type="string" table:style-name="ce1">
            <text:p>d572de08-940c-4460-846a-ec11f9c4b0c2</text:p>
          </table:table-cell>
          <table:table-cell office:value-type="string" table:style-name="ce1">
            <text:p>PS_Captain.Roberts</text:p>
          </table:table-cell>
          <table:table-cell office:value-type="string" table:style-name="ce1">
            <text:p>Captain Roberts</text:p>
          </table:table-cell>
          <table:table-cell office:value-type="string" table:style-name="ce1">
            <text:p>F</text:p>
          </table:table-cell>
          <table:table-cell office:value-type="string" table:style-name="ce1">
            <text:p>Captains</text:p>
          </table:table-cell>
          <table:table-cell table:number-columns-repeated="4" table:style-name="ce1"/>
          <table:table-cell office:value-type="float" office:value="9" table:style-name="ce1">
            <text:p>9</text:p>
          </table:table-cell>
          <table:table-cell table:number-columns-repeated="2"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office:value-type="float" office:value="4" table:style-name="ce1">
            <text:p>4</text:p>
          </table:table-cell>
          <table:table-cell table:number-columns-repeated="2" table:style-name="ce1"/>
          <table:table-cell office:value-type="string" table:style-name="ce1">
            <text:p>Roberts</text:p>
          </table:table-cell>
          <table:table-cell office:value-type="string" table:style-name="ce1">
            <text:p>Start: Trade Sea</text:p>
            <text:p>Heroic • Swordsman +2</text:p>
            <text:p>While you have 4 or more Crew on board with an Influence Cost of 3 or more, your Topman Crew gain +1 Sailing, your Gunner Crew gain +1 Cannon, and your Swordsman Crew inflict one extra hit during Boarding Attacks.</text:p>
          </table:table-cell>
          <table:table-cell table:number-columns-repeated="16361"/>
        </table:table-row>
        <table:table-row table:number-rows-repeated="4" table:style-name="ro1">
          <table:table-cell table:number-columns-repeated="22" table:style-name="ce1"/>
          <table:table-cell table:style-name="ce4"/>
          <table:table-cell table:number-columns-repeated="16361"/>
        </table:table-row>
        <table:table-row table:number-rows-repeated="2" table:style-name="ro1">
          <table:table-cell table:number-columns-repeated="16384"/>
        </table:table-row>
        <table:table-row table:style-name="ro1">
          <table:table-cell table:number-columns-repeated="22" table:style-name="ce1"/>
          <table:table-cell table:style-name="ce4"/>
          <table:table-cell table:number-columns-repeated="16361"/>
        </table:table-row>
        <table:table-row table:number-rows-repeated="3" table:style-name="ro1">
          <table:table-cell table:number-columns-repeated="16384"/>
        </table:table-row>
        <table:table-row table:number-rows-repeated="5" table:style-name="ro1">
          <table:table-cell table:number-columns-repeated="22"/>
          <table:table-cell table:style-name="ce4"/>
          <table:table-cell table:number-columns-repeated="16361"/>
        </table:table-row>
        <table:table-row table:style-name="ro1">
          <table:table-cell table:number-columns-repeated="16384"/>
        </table:table-row>
        <table:table-row table:number-rows-repeated="4" table:style-name="ro1">
          <table:table-cell table:number-columns-repeated="22"/>
          <table:table-cell table:style-name="ce4"/>
          <table:table-cell table:number-columns-repeated="16361"/>
        </table:table-row>
        <table:table-row table:number-rows-repeated="4" table:style-name="ro1">
          <table:table-cell table:number-columns-repeated="16384"/>
        </table:table-row>
        <table:table-row table:number-rows-repeated="3" table:style-name="ro1">
          <table:table-cell table:number-columns-repeated="22"/>
          <table:table-cell table:style-name="ce4"/>
          <table:table-cell table:number-columns-repeated="16361"/>
        </table:table-row>
        <table:table-row table:style-name="ro1">
          <table:table-cell table:number-columns-repeated="16384"/>
        </table:table-row>
        <table:table-row table:number-rows-repeated="3" table:style-name="ro1">
          <table:table-cell table:number-columns-repeated="22"/>
          <table:table-cell table:style-name="ce4"/>
          <table:table-cell table:number-columns-repeated="16361"/>
        </table:table-row>
        <table:table-row table:style-name="ro1">
          <table:table-cell table:number-columns-repeated="16384"/>
        </table:table-row>
        <table:table-row table:number-rows-repeated="2" table:style-name="ro1">
          <table:table-cell table:number-columns-repeated="22"/>
          <table:table-cell table:style-name="ce4"/>
          <table:table-cell table:number-columns-repeated="16361"/>
        </table:table-row>
        <table:table-row table:style-name="ro1">
          <table:table-cell table:number-columns-repeated="16384"/>
        </table:table-row>
        <table:table-row table:number-rows-repeated="2" table:style-name="ro1">
          <table:table-cell table:number-columns-repeated="22"/>
          <table:table-cell table:style-name="ce4"/>
          <table:table-cell table:number-columns-repeated="16361"/>
        </table:table-row>
        <table:table-row table:style-name="ro1">
          <table:table-cell table:number-columns-repeated="16384"/>
        </table:table-row>
        <table:table-row table:style-name="ro1">
          <table:table-cell table:number-columns-repeated="22"/>
          <table:table-cell table:style-name="ce4"/>
          <table:table-cell table:number-columns-repeated="16361"/>
        </table:table-row>
        <table:table-row table:style-name="ro1">
          <table:table-cell table:number-columns-repeated="16384"/>
        </table:table-row>
        <table:table-row table:number-rows-repeated="7" table:style-name="ro1">
          <table:table-cell table:number-columns-repeated="22"/>
          <table:table-cell table:style-name="ce4"/>
          <table:table-cell table:number-columns-repeated="16361"/>
        </table:table-row>
        <table:table-row table:style-name="ro1">
          <table:table-cell table:number-columns-repeated="16384"/>
        </table:table-row>
        <table:table-row table:number-rows-repeated="3" table:style-name="ro1">
          <table:table-cell table:number-columns-repeated="22"/>
          <table:table-cell table:style-name="ce4"/>
          <table:table-cell table:number-columns-repeated="16361"/>
        </table:table-row>
        <table:table-row table:style-name="ro1">
          <table:table-cell table:number-columns-repeated="16384"/>
        </table:table-row>
        <table:table-row table:number-rows-repeated="3" table:style-name="ro1">
          <table:table-cell table:number-columns-repeated="22"/>
          <table:table-cell table:style-name="ce4"/>
          <table:table-cell table:number-columns-repeated="16361"/>
        </table:table-row>
        <table:table-row table:number-rows-repeated="2" table:style-name="ro1">
          <table:table-cell table:number-columns-repeated="16384"/>
        </table:table-row>
        <table:table-row table:number-rows-repeated="2" table:style-name="ro1">
          <table:table-cell table:number-columns-repeated="22"/>
          <table:table-cell table:style-name="ce4"/>
          <table:table-cell table:number-columns-repeated="16361"/>
        </table:table-row>
        <table:table-row table:number-rows-repeated="2" table:style-name="ro1">
          <table:table-cell table:number-columns-repeated="16384"/>
        </table:table-row>
        <table:table-row table:number-rows-repeated="3" table:style-name="ro1">
          <table:table-cell table:number-columns-repeated="22"/>
          <table:table-cell table:style-name="ce4"/>
          <table:table-cell table:number-columns-repeated="16361"/>
        </table:table-row>
        <table:table-row table:style-name="ro1">
          <table:table-cell table:number-columns-repeated="16384"/>
        </table:table-row>
        <table:table-row table:number-rows-repeated="3" table:style-name="ro1">
          <table:table-cell table:number-columns-repeated="22"/>
          <table:table-cell table:style-name="ce4"/>
          <table:table-cell table:number-columns-repeated="16361"/>
        </table:table-row>
        <table:table-row table:style-name="ro1">
          <table:table-cell table:number-columns-repeated="16384"/>
        </table:table-row>
        <table:table-row table:number-rows-repeated="9" table:style-name="ro1">
          <table:table-cell table:number-columns-repeated="22"/>
          <table:table-cell table:style-name="ce4"/>
          <table:table-cell table:number-columns-repeated="16361"/>
        </table:table-row>
        <table:table-row table:style-name="ro1">
          <table:table-cell table:number-columns-repeated="16384"/>
        </table:table-row>
        <table:table-row table:style-name="ro1">
          <table:table-cell table:number-columns-repeated="22"/>
          <table:table-cell table:style-name="ce4"/>
          <table:table-cell table:number-columns-repeated="16361"/>
        </table:table-row>
        <table:table-row table:number-rows-repeated="2" table:style-name="ro1">
          <table:table-cell table:number-columns-repeated="16384"/>
        </table:table-row>
        <table:table-row table:style-name="ro1">
          <table:table-cell table:number-columns-repeated="22"/>
          <table:table-cell table:style-name="ce4"/>
          <table:table-cell table:number-columns-repeated="16361"/>
        </table:table-row>
        <table:table-row table:style-name="ro1">
          <table:table-cell table:number-columns-repeated="16384"/>
        </table:table-row>
        <table:table-row table:number-rows-repeated="14" table:style-name="ro1">
          <table:table-cell table:number-columns-repeated="22"/>
          <table:table-cell table:style-name="ce4"/>
          <table:table-cell table:number-columns-repeated="16361"/>
        </table:table-row>
        <table:table-row table:style-name="ro1">
          <table:table-cell table:number-columns-repeated="16384"/>
        </table:table-row>
        <table:table-row table:number-rows-repeated="6" table:style-name="ro1">
          <table:table-cell table:number-columns-repeated="22"/>
          <table:table-cell table:style-name="ce4"/>
          <table:table-cell table:number-columns-repeated="16361"/>
        </table:table-row>
        <table:table-row table:style-name="ro1">
          <table:table-cell table:number-columns-repeated="16384"/>
        </table:table-row>
        <table:table-row table:style-name="ro1">
          <table:table-cell table:number-columns-repeated="22"/>
          <table:table-cell table:style-name="ce4"/>
          <table:table-cell table:number-columns-repeated="16361"/>
        </table:table-row>
        <table:table-row table:number-rows-repeated="2" table:style-name="ro1">
          <table:table-cell table:number-columns-repeated="16384"/>
        </table:table-row>
        <table:table-row table:number-rows-repeated="5" table:style-name="ro1">
          <table:table-cell table:number-columns-repeated="22"/>
          <table:table-cell table:style-name="ce4"/>
          <table:table-cell table:number-columns-repeated="16361"/>
        </table:table-row>
        <table:table-row table:style-name="ro1">
          <table:table-cell table:number-columns-repeated="16384"/>
        </table:table-row>
        <table:table-row table:number-rows-repeated="5" table:style-name="ro1">
          <table:table-cell table:number-columns-repeated="22"/>
          <table:table-cell table:style-name="ce4"/>
          <table:table-cell table:number-columns-repeated="16361"/>
        </table:table-row>
        <table:table-row table:number-rows-repeated="2" table:style-name="ro1">
          <table:table-cell table:number-columns-repeated="16384"/>
        </table:table-row>
        <table:table-row table:number-rows-repeated="9" table:style-name="ro1">
          <table:table-cell table:number-columns-repeated="22"/>
          <table:table-cell table:style-name="ce4"/>
          <table:table-cell table:number-columns-repeated="16361"/>
        </table:table-row>
        <table:table-row table:style-name="ro1">
          <table:table-cell table:number-columns-repeated="16384"/>
        </table:table-row>
        <table:table-row table:number-rows-repeated="2" table:style-name="ro1">
          <table:table-cell table:number-columns-repeated="22"/>
          <table:table-cell table:style-name="ce4"/>
          <table:table-cell table:number-columns-repeated="16361"/>
        </table:table-row>
        <table:table-row table:number-rows-repeated="4" table:style-name="ro1">
          <table:table-cell table:number-columns-repeated="16384"/>
        </table:table-row>
        <table:table-row table:style-name="ro1">
          <table:table-cell table:number-columns-repeated="22"/>
          <table:table-cell table:style-name="ce4"/>
          <table:table-cell table:number-columns-repeated="16361"/>
        </table:table-row>
        <table:table-row table:style-name="ro1">
          <table:table-cell table:number-columns-repeated="16384"/>
        </table:table-row>
        <table:table-row table:style-name="ro1">
          <table:table-cell table:number-columns-repeated="22"/>
          <table:table-cell table:style-name="ce4"/>
          <table:table-cell table:number-columns-repeated="16361"/>
        </table:table-row>
        <table:table-row table:number-rows-repeated="6" table:style-name="ro1">
          <table:table-cell table:number-columns-repeated="16384"/>
        </table:table-row>
        <table:table-row table:number-rows-repeated="8" table:style-name="ro1">
          <table:table-cell table:number-columns-repeated="22"/>
          <table:table-cell table:style-name="ce4"/>
          <table:table-cell table:number-columns-repeated="16361"/>
        </table:table-row>
        <table:table-row table:style-name="ro1">
          <table:table-cell table:number-columns-repeated="16384"/>
        </table:table-row>
        <table:table-row table:number-rows-repeated="4" table:style-name="ro1">
          <table:table-cell table:number-columns-repeated="22"/>
          <table:table-cell table:style-name="ce4"/>
          <table:table-cell table:number-columns-repeated="16361"/>
        </table:table-row>
        <table:table-row table:number-rows-repeated="2" table:style-name="ro1">
          <table:table-cell table:number-columns-repeated="16384"/>
        </table:table-row>
        <table:table-row table:number-rows-repeated="56" table:style-name="ro1">
          <table:table-cell table:number-columns-repeated="22"/>
          <table:table-cell table:style-name="ce4"/>
          <table:table-cell table:number-columns-repeated="16361"/>
        </table:table-row>
        <table:table-row table:style-name="ro1">
          <table:table-cell table:number-columns-repeated="16384"/>
        </table:table-row>
        <table:table-row table:number-rows-repeated="12" table:style-name="ro1">
          <table:table-cell table:number-columns-repeated="22"/>
          <table:table-cell table:style-name="ce4"/>
          <table:table-cell table:number-columns-repeated="16361"/>
        </table:table-row>
        <table:table-row table:style-name="ro1">
          <table:table-cell table:number-columns-repeated="16384"/>
        </table:table-row>
        <table:table-row table:number-rows-repeated="16" table:style-name="ro1">
          <table:table-cell table:number-columns-repeated="22"/>
          <table:table-cell table:style-name="ce4"/>
          <table:table-cell table:number-columns-repeated="16361"/>
        </table:table-row>
        <table:table-row table:style-name="ro1">
          <table:table-cell table:number-columns-repeated="16384"/>
        </table:table-row>
        <table:table-row table:number-rows-repeated="4" table:style-name="ro1">
          <table:table-cell table:number-columns-repeated="22"/>
          <table:table-cell table:style-name="ce4"/>
          <table:table-cell table:number-columns-repeated="16361"/>
        </table:table-row>
        <table:table-row table:number-rows-repeated="1048268" table:style-name="ro1">
          <table:table-cell table:number-columns-repeated="16384"/>
        </table:table-row>
      </table:table>
      <table:table table:name="Sheet2" table:style-name="ta1">
        <table:table-column table:style-name="co15" table:default-cell-style-name="ce1"/>
        <table:table-column table:style-name="co21" table:number-columns-repeated="16383" table:default-cell-style-name="ce1"/>
        <table:table-row table:number-rows-repeated="1048576" table:style-name="ro1">
          <table:table-cell table:number-columns-repeated="16384"/>
        </table:table-row>
      </table:table>
      <table:table table:name="Sheet3" table:style-name="ta1">
        <table:table-column table:style-name="co15" table:default-cell-style-name="ce1"/>
        <table:table-column table:style-name="co21" table:number-columns-repeated="16383" table:default-cell-style-name="ce1"/>
        <table:table-row table:number-rows-repeated="1048576" table:style-name="ro1">
          <table:table-cell table:number-columns-repeated="16384"/>
        </table:table-row>
      </table:table>
      <table:database-ranges>
        <table:database-range table:target-range-address="Sheet1.A2:Sheet1.W216" table:contains-header="false">
          <table:sort>
            <table:sort-by table:field-number="4"/>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NewRomanPSMT" svg:font-family="TimesNewRomanPSMT"/>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Konstantine </meta:initial-creator>
    <dc:creator>Stephen Skilton</dc:creator>
    <meta:creation-date>2011-06-24T23:46:48Z</meta:creation-date>
    <dc:date>2020-06-29T17:35:47Z</dc:date>
    <meta:editing-cycles>99</meta:editing-cycles>
    <meta:editing-duration>PT424592S</meta:editing-duration>
    <meta:user-defined meta:name="Info 1"/>
    <meta:user-defined meta:name="Info 2"/>
    <meta:user-defined meta:name="Info 3"/>
    <meta:user-defined meta:name="Info 4"/>
  </office:meta>
</office:document-meta>
</file>